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339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3.0453in"/>
    </style:style>
    <style:style style:name="co5" style:family="table-column">
      <style:table-column-properties fo:break-before="auto" style:column-width="5.4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ssessment">
      <style:table-properties table:display="true" style:writing-mode="lr-tb"/>
    </style:style>
    <style:style style:name="ta3" style:family="table" style:master-page-name="PageStyle_5f_Valutazione_20_Re-purchase">
      <style:table-properties table:display="true" style:writing-mode="lr-tb"/>
    </style:style>
    <style:style style:name="ta4" style:family="table" style:master-page-name="PageStyle_5f_Valutazione_20_Re-host">
      <style:table-properties table:display="true" style:writing-mode="lr-tb"/>
    </style:style>
    <style:style style:name="ta5" style:family="table" style:master-page-name="PageStyle_5f_Valutazione_20_Re-platform">
      <style:table-properties table:display="true" style:writing-mode="lr-tb"/>
    </style:style>
    <style:style style:name="ta6" style:family="table" style:master-page-name="PageStyle_5f_Valutazione_20_Re-architect">
      <style:table-properties table:display="true" style:writing-mode="lr-tb"/>
    </style:style>
    <style:style style:name="ta7" style:family="table" style:master-page-name="PageStyle_5f_Valutazione_20_Retire">
      <style:table-properties table:display="true" style:writing-mode="lr-tb"/>
    </style:style>
    <style:style style:name="ta8" style:family="table" style:master-page-name="PageStyle_5f_Modifica_20_Skills">
      <style:table-properties table:display="true" style:writing-mode="lr-tb"/>
    </style:style>
    <style:style style:name="ce1" style:family="table-cell" style:parent-style-name="Default">
      <style:table-cell-properties fo:background-color="#a4c2f4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fo:border="none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3f3f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3f3f3" style:diagonal-bl-tr="none" style:diagonal-tl-br="none" fo:border="none" style:rotation-align="none"/>
      <style:text-properties fo:color="#008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fc5e8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;&quot;4&quot;;&quot;5&quot;)" table:allow-empty-cell="true" table:display-list="unsorted" table:base-cell-address="'Valutazione Retire'.B2">
          <table:help-message table:display="true">
            <text:p>0 = non necessario, 1 = principiante, 2 = principiante avanzato, 3 = intermedio, 4 = competente, 5 = esperto</text:p>
          </table:help-message>
          <table:error-message table:message-type="stop" table:display="true"/>
        </table:content-validation>
      </table:content-validations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Istruzioni reperibili a:</text:p>
          </table:table-cell>
        </table:table-row>
        <table:table-row table:style-name="ro1">
          <table:table-cell office:value-type="string" calcext:value-type="string">
            <text:p>https://docs.italia.it/italia/manuale-di-abilitazione-al-cloud/manuale-di-abilitazione-al-cloud-docs/it/bozza/pianificare-la-migrazione/le-competenze-necessarie.html#strumento-per-la-valutazione-delle-competenze</text:p>
          </table:table-cell>
        </table:table-row>
      </table:table>
      <table:table table:name="Assessment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Competenze</text:p>
          </table:table-cell>
          <table:table-cell table:style-name="ce1" table:formula="of:=[$'Modifica Skills'.B1:.B999]" office:value-type="string" office:string-value="Repurchase" calcext:value-type="string">
            <text:p>Repurchase</text:p>
          </table:table-cell>
          <table:table-cell table:style-name="ce1" table:formula="of:=[$'Modifica Skills'.C1:.C999]" office:value-type="string" office:string-value="Rehost" calcext:value-type="string">
            <text:p>Rehost</text:p>
          </table:table-cell>
          <table:table-cell table:style-name="ce1" table:formula="of:=[$'Modifica Skills'.D1:.D999]" office:value-type="string" office:string-value="Replatform" calcext:value-type="string">
            <text:p>Replatform</text:p>
          </table:table-cell>
          <table:table-cell table:style-name="ce1" table:formula="of:=[$'Modifica Skills'.E1:.E999]" office:value-type="string" office:string-value="Rearchitect" calcext:value-type="string">
            <text:p>Rearchitect</text:p>
          </table:table-cell>
          <table:table-cell table:style-name="ce1" table:formula="of:=[$'Modifica Skills'.F1:.F999]" office:value-type="string" office:string-value="Retire" calcext:value-type="string">
            <text:p>Retire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1:.A999]" office:value-type="string" office:string-value="CONTINUOUS INTEGRATION" calcext:value-type="string">
            <text:p>CONTINUOUS INTEGRATION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6" table:formula="of:=[$'Modifica Skills'.B2:.B999]" office:value-type="float" office:value="0" calcext:value-type="float">
            <text:p>0</text:p>
          </table:table-cell>
          <table:table-cell table:style-name="ce6" table:formula="of:=[$'Modifica Skills'.C2:.C999]" office:value-type="float" office:value="2" calcext:value-type="float">
            <text:p>2</text:p>
          </table:table-cell>
          <table:table-cell table:style-name="ce6" table:formula="of:=[$'Modifica Skills'.D2:.D999]" office:value-type="float" office:value="4" calcext:value-type="float">
            <text:p>4</text:p>
          </table:table-cell>
          <table:table-cell table:style-name="ce6" table:formula="of:=[$'Modifica Skills'.E2:.E999]" office:value-type="float" office:value="5" calcext:value-type="float">
            <text:p>5</text:p>
          </table:table-cell>
          <table:table-cell table:style-name="ce6" table:formula="of:=[$'Modifica Skills'.F2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3:.A999]" office:value-type="string" office:string-value="CONTINUOUS DEPLOYMENT" calcext:value-type="string">
            <text:p>CONTINUOUS DEPLOYMENT</text:p>
          </table:table-cell>
          <table:table-cell table:style-name="ce4" table:content-validation-name="val1" office:value-type="float" office:value="2" calcext:value-type="float">
            <text:p>2</text:p>
          </table:table-cell>
          <table:table-cell table:style-name="ce6" table:formula="of:=[$'Modifica Skills'.B3:.B999]" office:value-type="float" office:value="0" calcext:value-type="float">
            <text:p>0</text:p>
          </table:table-cell>
          <table:table-cell table:style-name="ce6" table:formula="of:=[$'Modifica Skills'.C3:.C999]" office:value-type="float" office:value="2" calcext:value-type="float">
            <text:p>2</text:p>
          </table:table-cell>
          <table:table-cell table:style-name="ce6" table:formula="of:=[$'Modifica Skills'.D3:.D999]" office:value-type="float" office:value="4" calcext:value-type="float">
            <text:p>4</text:p>
          </table:table-cell>
          <table:table-cell table:style-name="ce6" table:formula="of:=[$'Modifica Skills'.E3:.E999]" office:value-type="float" office:value="5" calcext:value-type="float">
            <text:p>5</text:p>
          </table:table-cell>
          <table:table-cell table:style-name="ce6" table:formula="of:=[$'Modifica Skills'.F3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4:.A999]" office:value-type="string" office:string-value="GESTIONE PERFORMANCE E SCALABILITÀ" calcext:value-type="string">
            <text:p>GESTIONE PERFORMANCE E SCALABILITÀ</text:p>
          </table:table-cell>
          <table:table-cell table:style-name="ce4" table:content-validation-name="val1" office:value-type="float" office:value="3" calcext:value-type="float">
            <text:p>3</text:p>
          </table:table-cell>
          <table:table-cell table:style-name="ce6" table:formula="of:=[$'Modifica Skills'.B4:.B999]" office:value-type="float" office:value="0" calcext:value-type="float">
            <text:p>0</text:p>
          </table:table-cell>
          <table:table-cell table:style-name="ce6" table:formula="of:=[$'Modifica Skills'.C4:.C999]" office:value-type="float" office:value="3" calcext:value-type="float">
            <text:p>3</text:p>
          </table:table-cell>
          <table:table-cell table:style-name="ce6" table:formula="of:=[$'Modifica Skills'.D4:.D999]" office:value-type="float" office:value="3" calcext:value-type="float">
            <text:p>3</text:p>
          </table:table-cell>
          <table:table-cell table:style-name="ce6" table:formula="of:=[$'Modifica Skills'.E4:.E999]" office:value-type="float" office:value="3" calcext:value-type="float">
            <text:p>3</text:p>
          </table:table-cell>
          <table:table-cell table:style-name="ce6" table:formula="of:=[$'Modifica Skills'.F4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4:.A999]" office:value-type="string" office:string-value="CONOSCENZA ECOSISTEMA CLOUD IAAS, PAAS" calcext:value-type="string">
            <text:p>CONOSCENZA ECOSISTEMA CLOUD IAAS, PAAS</text:p>
          </table:table-cell>
          <table:table-cell table:style-name="ce4" table:content-validation-name="val1" office:value-type="float" office:value="4" calcext:value-type="float">
            <text:p>4</text:p>
          </table:table-cell>
          <table:table-cell table:style-name="ce6" table:formula="of:=[$'Modifica Skills'.B5:.B999]" office:value-type="float" office:value="0" calcext:value-type="float">
            <text:p>0</text:p>
          </table:table-cell>
          <table:table-cell table:style-name="ce6" table:formula="of:=[$'Modifica Skills'.C5:.C999]" office:value-type="float" office:value="2" calcext:value-type="float">
            <text:p>2</text:p>
          </table:table-cell>
          <table:table-cell table:style-name="ce6" table:formula="of:=[$'Modifica Skills'.D5:.D999]" office:value-type="float" office:value="3" calcext:value-type="float">
            <text:p>3</text:p>
          </table:table-cell>
          <table:table-cell table:style-name="ce6" table:formula="of:=[$'Modifica Skills'.E5:.E999]" office:value-type="float" office:value="4" calcext:value-type="float">
            <text:p>4</text:p>
          </table:table-cell>
          <table:table-cell table:style-name="ce6" table:formula="of:=[$'Modifica Skills'.F5:.F999]" office:value-type="float" office:value="2" calcext:value-type="float">
            <text:p>2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5:.A999]" office:value-type="string" office:string-value="VIRTUALIZZAZIONE DI SISTEMI" calcext:value-type="string">
            <text:p>VIRTUALIZZAZIONE DI SISTEMI</text:p>
          </table:table-cell>
          <table:table-cell table:style-name="ce4" table:content-validation-name="val1" office:value-type="float" office:value="5" calcext:value-type="float">
            <text:p>5</text:p>
          </table:table-cell>
          <table:table-cell table:style-name="ce6" table:formula="of:=[$'Modifica Skills'.B6:.B999]" office:value-type="float" office:value="0" calcext:value-type="float">
            <text:p>0</text:p>
          </table:table-cell>
          <table:table-cell table:style-name="ce6" table:formula="of:=[$'Modifica Skills'.C6:.C999]" office:value-type="float" office:value="4" calcext:value-type="float">
            <text:p>4</text:p>
          </table:table-cell>
          <table:table-cell table:style-name="ce6" table:formula="of:=[$'Modifica Skills'.D6:.D999]" office:value-type="float" office:value="4" calcext:value-type="float">
            <text:p>4</text:p>
          </table:table-cell>
          <table:table-cell table:style-name="ce6" table:formula="of:=[$'Modifica Skills'.E6:.E999]" office:value-type="float" office:value="4" calcext:value-type="float">
            <text:p>4</text:p>
          </table:table-cell>
          <table:table-cell table:style-name="ce6" table:formula="of:=[$'Modifica Skills'.F6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6:.A999]" office:value-type="string" office:string-value="SICUREZZA IN CLOUD" calcext:value-type="string">
            <text:p>SICUREZZA IN CLOUD</text:p>
          </table:table-cell>
          <table:table-cell table:style-name="ce4" table:content-validation-name="val1" office:value-type="float" office:value="4" calcext:value-type="float">
            <text:p>4</text:p>
          </table:table-cell>
          <table:table-cell table:style-name="ce6" table:formula="of:=[$'Modifica Skills'.B7:.B999]" office:value-type="float" office:value="0" calcext:value-type="float">
            <text:p>0</text:p>
          </table:table-cell>
          <table:table-cell table:style-name="ce6" table:formula="of:=[$'Modifica Skills'.C7:.C999]" office:value-type="float" office:value="3" calcext:value-type="float">
            <text:p>3</text:p>
          </table:table-cell>
          <table:table-cell table:style-name="ce6" table:formula="of:=[$'Modifica Skills'.D7:.D999]" office:value-type="float" office:value="4" calcext:value-type="float">
            <text:p>4</text:p>
          </table:table-cell>
          <table:table-cell table:style-name="ce6" table:formula="of:=[$'Modifica Skills'.E7:.E999]" office:value-type="float" office:value="5" calcext:value-type="float">
            <text:p>5</text:p>
          </table:table-cell>
          <table:table-cell table:style-name="ce6" table:formula="of:=[$'Modifica Skills'.F7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6:.A999]" office:value-type="string" office:string-value="SYSTEMS ADMINISTRATION" calcext:value-type="string">
            <text:p>SYSTEMS ADMINISTRATION</text:p>
          </table:table-cell>
          <table:table-cell table:style-name="ce4" table:content-validation-name="val1" office:value-type="float" office:value="3" calcext:value-type="float">
            <text:p>3</text:p>
          </table:table-cell>
          <table:table-cell table:style-name="ce6" table:formula="of:=[$'Modifica Skills'.B8:.B999]" office:value-type="float" office:value="0" calcext:value-type="float">
            <text:p>0</text:p>
          </table:table-cell>
          <table:table-cell table:style-name="ce6" table:formula="of:=[$'Modifica Skills'.C8:.C999]" office:value-type="float" office:value="3" calcext:value-type="float">
            <text:p>3</text:p>
          </table:table-cell>
          <table:table-cell table:style-name="ce6" table:formula="of:=[$'Modifica Skills'.D8:.D999]" office:value-type="float" office:value="3" calcext:value-type="float">
            <text:p>3</text:p>
          </table:table-cell>
          <table:table-cell table:style-name="ce6" table:formula="of:=[$'Modifica Skills'.E8:.E999]" office:value-type="float" office:value="3" calcext:value-type="float">
            <text:p>3</text:p>
          </table:table-cell>
          <table:table-cell table:style-name="ce6" table:formula="of:=[$'Modifica Skills'.F8:.F999]" office:value-type="float" office:value="3" calcext:value-type="float">
            <text:p>3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7:.A999]" office:value-type="string" office:string-value="INFRASTRUCTURE AS CODE" calcext:value-type="string">
            <text:p>INFRASTRUCTURE AS CODE</text:p>
          </table:table-cell>
          <table:table-cell table:style-name="ce4" table:content-validation-name="val1" office:value-type="float" office:value="2" calcext:value-type="float">
            <text:p>2</text:p>
          </table:table-cell>
          <table:table-cell table:style-name="ce6" table:formula="of:=[$'Modifica Skills'.B9:.B999]" office:value-type="float" office:value="0" calcext:value-type="float">
            <text:p>0</text:p>
          </table:table-cell>
          <table:table-cell table:style-name="ce6" table:formula="of:=[$'Modifica Skills'.C9:.C999]" office:value-type="float" office:value="2" calcext:value-type="float">
            <text:p>2</text:p>
          </table:table-cell>
          <table:table-cell table:style-name="ce6" table:formula="of:=[$'Modifica Skills'.D9:.D999]" office:value-type="float" office:value="3" calcext:value-type="float">
            <text:p>3</text:p>
          </table:table-cell>
          <table:table-cell table:style-name="ce6" table:formula="of:=[$'Modifica Skills'.E9:.E999]" office:value-type="float" office:value="5" calcext:value-type="float">
            <text:p>5</text:p>
          </table:table-cell>
          <table:table-cell table:style-name="ce6" table:formula="of:=[$'Modifica Skills'.F9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8:.A999]" office:value-type="string" office:string-value="SISTEMI OPERATIVI" calcext:value-type="string">
            <text:p>SISTEMI OPERATIVI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6" table:formula="of:=[$'Modifica Skills'.B10:.B999]" office:value-type="float" office:value="0" calcext:value-type="float">
            <text:p>0</text:p>
          </table:table-cell>
          <table:table-cell table:style-name="ce6" table:formula="of:=[$'Modifica Skills'.C10:.C999]" office:value-type="float" office:value="4" calcext:value-type="float">
            <text:p>4</text:p>
          </table:table-cell>
          <table:table-cell table:style-name="ce6" table:formula="of:=[$'Modifica Skills'.D10:.D999]" office:value-type="float" office:value="3" calcext:value-type="float">
            <text:p>3</text:p>
          </table:table-cell>
          <table:table-cell table:style-name="ce6" table:formula="of:=[$'Modifica Skills'.E10:.E999]" office:value-type="float" office:value="3" calcext:value-type="float">
            <text:p>3</text:p>
          </table:table-cell>
          <table:table-cell table:style-name="ce6" table:formula="of:=[$'Modifica Skills'.F10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9:.A999]" office:value-type="string" office:string-value="MONITORING E ALERTING" calcext:value-type="string">
            <text:p>MONITORING E ALERTING</text:p>
          </table:table-cell>
          <table:table-cell table:style-name="ce4" table:content-validation-name="val1" office:value-type="float" office:value="2" calcext:value-type="float">
            <text:p>2</text:p>
          </table:table-cell>
          <table:table-cell table:style-name="ce6" table:formula="of:=[$'Modifica Skills'.B11:.B999]" office:value-type="float" office:value="0" calcext:value-type="float">
            <text:p>0</text:p>
          </table:table-cell>
          <table:table-cell table:style-name="ce6" table:formula="of:=[$'Modifica Skills'.C11:.C999]" office:value-type="float" office:value="4" calcext:value-type="float">
            <text:p>4</text:p>
          </table:table-cell>
          <table:table-cell table:style-name="ce6" table:formula="of:=[$'Modifica Skills'.D11:.D999]" office:value-type="float" office:value="4" calcext:value-type="float">
            <text:p>4</text:p>
          </table:table-cell>
          <table:table-cell table:style-name="ce6" table:formula="of:=[$'Modifica Skills'.E11:.E999]" office:value-type="float" office:value="4" calcext:value-type="float">
            <text:p>4</text:p>
          </table:table-cell>
          <table:table-cell table:style-name="ce6" table:formula="of:=[$'Modifica Skills'.F11:.F999]" office:value-type="float" office:value="2" calcext:value-type="float">
            <text:p>2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10:.A999]" office:value-type="string" office:string-value="GESTIONE E ANALISI DEI LOG" calcext:value-type="string">
            <text:p>GESTIONE E ANALISI DEI LOG</text:p>
          </table:table-cell>
          <table:table-cell table:style-name="ce4" table:content-validation-name="val1" office:value-type="float" office:value="3" calcext:value-type="float">
            <text:p>3</text:p>
          </table:table-cell>
          <table:table-cell table:style-name="ce6" table:formula="of:=[$'Modifica Skills'.B12:.B999]" office:value-type="float" office:value="0" calcext:value-type="float">
            <text:p>0</text:p>
          </table:table-cell>
          <table:table-cell table:style-name="ce6" table:formula="of:=[$'Modifica Skills'.C12:.C999]" office:value-type="float" office:value="4" calcext:value-type="float">
            <text:p>4</text:p>
          </table:table-cell>
          <table:table-cell table:style-name="ce6" table:formula="of:=[$'Modifica Skills'.D12:.D999]" office:value-type="float" office:value="4" calcext:value-type="float">
            <text:p>4</text:p>
          </table:table-cell>
          <table:table-cell table:style-name="ce6" table:formula="of:=[$'Modifica Skills'.E12:.E999]" office:value-type="float" office:value="4" calcext:value-type="float">
            <text:p>4</text:p>
          </table:table-cell>
          <table:table-cell table:style-name="ce6" table:formula="of:=[$'Modifica Skills'.F12:.F999]" office:value-type="float" office:value="2" calcext:value-type="float">
            <text:p>2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11:.A999]" office:value-type="string" office:string-value="CLUSTERS" calcext:value-type="string">
            <text:p>CLUSTERS</text:p>
          </table:table-cell>
          <table:table-cell table:style-name="ce4" table:content-validation-name="val1" office:value-type="float" office:value="4" calcext:value-type="float">
            <text:p>4</text:p>
          </table:table-cell>
          <table:table-cell table:style-name="ce6" table:formula="of:=[$'Modifica Skills'.B13:.B999]" office:value-type="float" office:value="0" calcext:value-type="float">
            <text:p>0</text:p>
          </table:table-cell>
          <table:table-cell table:style-name="ce6" table:formula="of:=[$'Modifica Skills'.C13:.C999]" office:value-type="float" office:value="3" calcext:value-type="float">
            <text:p>3</text:p>
          </table:table-cell>
          <table:table-cell table:style-name="ce6" table:formula="of:=[$'Modifica Skills'.D13:.D999]" office:value-type="float" office:value="3" calcext:value-type="float">
            <text:p>3</text:p>
          </table:table-cell>
          <table:table-cell table:style-name="ce6" table:formula="of:=[$'Modifica Skills'.E13:.E999]" office:value-type="float" office:value="3" calcext:value-type="float">
            <text:p>3</text:p>
          </table:table-cell>
          <table:table-cell table:style-name="ce6" table:formula="of:=[$'Modifica Skills'.F13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12:.A999]" office:value-type="string" office:string-value="CONTAINERS (ES: DOCKER)" calcext:value-type="string">
            <text:p>CONTAINERS (ES: DOCKER)</text:p>
          </table:table-cell>
          <table:table-cell table:style-name="ce4" table:content-validation-name="val1" office:value-type="float" office:value="5" calcext:value-type="float">
            <text:p>5</text:p>
          </table:table-cell>
          <table:table-cell table:style-name="ce6" table:formula="of:=[$'Modifica Skills'.B14:.B999]" office:value-type="float" office:value="0" calcext:value-type="float">
            <text:p>0</text:p>
          </table:table-cell>
          <table:table-cell table:style-name="ce6" table:formula="of:=[$'Modifica Skills'.C14:.C999]" office:value-type="float" office:value="4" calcext:value-type="float">
            <text:p>4</text:p>
          </table:table-cell>
          <table:table-cell table:style-name="ce6" table:formula="of:=[$'Modifica Skills'.D14:.D999]" office:value-type="float" office:value="4" calcext:value-type="float">
            <text:p>4</text:p>
          </table:table-cell>
          <table:table-cell table:style-name="ce6" table:formula="of:=[$'Modifica Skills'.E14:.E999]" office:value-type="float" office:value="4" calcext:value-type="float">
            <text:p>4</text:p>
          </table:table-cell>
          <table:table-cell table:style-name="ce6" table:formula="of:=[$'Modifica Skills'.F14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13:.A999]" office:value-type="string" office:string-value="ORCHESTRAZIONE (ES: KUBERNETES)" calcext:value-type="string">
            <text:p>ORCHESTRAZIONE (ES: KUBERNETES)</text:p>
          </table:table-cell>
          <table:table-cell table:style-name="ce4" table:content-validation-name="val1" office:value-type="float" office:value="4" calcext:value-type="float">
            <text:p>4</text:p>
          </table:table-cell>
          <table:table-cell table:style-name="ce6" table:formula="of:=[$'Modifica Skills'.B15:.B999]" office:value-type="float" office:value="0" calcext:value-type="float">
            <text:p>0</text:p>
          </table:table-cell>
          <table:table-cell table:style-name="ce6" table:formula="of:=[$'Modifica Skills'.C15:.C999]" office:value-type="float" office:value="4" calcext:value-type="float">
            <text:p>4</text:p>
          </table:table-cell>
          <table:table-cell table:style-name="ce6" table:formula="of:=[$'Modifica Skills'.D15:.D999]" office:value-type="float" office:value="4" calcext:value-type="float">
            <text:p>4</text:p>
          </table:table-cell>
          <table:table-cell table:style-name="ce6" table:formula="of:=[$'Modifica Skills'.E15:.E999]" office:value-type="float" office:value="3" calcext:value-type="float">
            <text:p>3</text:p>
          </table:table-cell>
          <table:table-cell table:style-name="ce6" table:formula="of:=[$'Modifica Skills'.F15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14:.A999]" office:value-type="string" office:string-value="LINGUAGGI DI SCRIPTING" calcext:value-type="string">
            <text:p>LINGUAGGI DI SCRIPTING</text:p>
          </table:table-cell>
          <table:table-cell table:style-name="ce4" table:content-validation-name="val1" office:value-type="float" office:value="3" calcext:value-type="float">
            <text:p>3</text:p>
          </table:table-cell>
          <table:table-cell table:style-name="ce6" table:formula="of:=[$'Modifica Skills'.B16:.B999]" office:value-type="float" office:value="3" calcext:value-type="float">
            <text:p>3</text:p>
          </table:table-cell>
          <table:table-cell table:style-name="ce6" table:formula="of:=[$'Modifica Skills'.C16:.C999]" office:value-type="float" office:value="3" calcext:value-type="float">
            <text:p>3</text:p>
          </table:table-cell>
          <table:table-cell table:style-name="ce6" table:formula="of:=[$'Modifica Skills'.D16:.D999]" office:value-type="float" office:value="3" calcext:value-type="float">
            <text:p>3</text:p>
          </table:table-cell>
          <table:table-cell table:style-name="ce6" table:formula="of:=[$'Modifica Skills'.E16:.E999]" office:value-type="float" office:value="3" calcext:value-type="float">
            <text:p>3</text:p>
          </table:table-cell>
          <table:table-cell table:style-name="ce6" table:formula="of:=[$'Modifica Skills'.F16:.F999]" office:value-type="float" office:value="0" calcext:value-type="float">
            <text:p>0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 table:formula="of:=[$'Modifica Skills'.A15:.A999]" office:value-type="string" office:string-value="GESTIONE DI MIGRAZIONE DI DATI" calcext:value-type="string">
            <text:p>GESTIONE DI MIGRAZIONE DI DATI</text:p>
          </table:table-cell>
          <table:table-cell table:style-name="ce4" table:content-validation-name="val1" office:value-type="float" office:value="2" calcext:value-type="float">
            <text:p>2</text:p>
          </table:table-cell>
          <table:table-cell table:style-name="ce6" table:formula="of:=[$'Modifica Skills'.B17:.B999]" office:value-type="float" office:value="3" calcext:value-type="float">
            <text:p>3</text:p>
          </table:table-cell>
          <table:table-cell table:style-name="ce6" table:formula="of:=[$'Modifica Skills'.C17:.C999]" office:value-type="float" office:value="4" calcext:value-type="float">
            <text:p>4</text:p>
          </table:table-cell>
          <table:table-cell table:style-name="ce6" table:formula="of:=[$'Modifica Skills'.D17:.D999]" office:value-type="float" office:value="4" calcext:value-type="float">
            <text:p>4</text:p>
          </table:table-cell>
          <table:table-cell table:style-name="ce6" table:formula="of:=[$'Modifica Skills'.E17:.E999]" office:value-type="float" office:value="4" calcext:value-type="float">
            <text:p>4</text:p>
          </table:table-cell>
          <table:table-cell table:style-name="ce6" table:formula="of:=[$'Modifica Skills'.F17:.F999]" office:value-type="float" office:value="3" calcext:value-type="float">
            <text:p>3</text:p>
          </table:table-cell>
          <table:table-cell table:style-name="ce7" table:number-columns-repeated="20"/>
          <table:table-cell table:number-columns-repeated="16357"/>
        </table:table-row>
        <table:table-row table:style-name="ro2">
          <table:table-cell table:style-name="ce2"/>
          <table:table-cell table:style-name="ce5" table:content-validation-name="val1"/>
          <table:table-cell table:style-name="ce3" table:number-columns-repeated="5"/>
          <table:table-cell table:style-name="ce7" table:number-columns-repeated="20"/>
          <table:table-cell table:number-columns-repeated="16357"/>
        </table:table-row>
        <table:table-row table:style-name="ro2" table:number-rows-repeated="202">
          <table:table-cell table:style-name="ce3"/>
          <table:table-cell table:style-name="ce5" table:content-validation-name="val1"/>
          <table:table-cell table:style-name="ce3" table:number-columns-repeated="5"/>
          <table:table-cell table:style-name="ce7" table:number-columns-repeated="20"/>
          <table:table-cell table:number-columns-repeated="16357"/>
        </table:table-row>
        <table:table-row table:style-name="ro2" table:number-rows-repeated="779">
          <table:table-cell/>
          <table:table-cell table:content-validation-name="val1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alutazione Re-purchase" table:style-name="ta3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1" office:value-type="string" calcext:value-type="string">
            <text:p>Skills</text:p>
          </table:table-cell>
          <table:table-cell table:style-name="ce1" table:formula="of:=[$Assessment.B1:.B999]" office:value-type="string" office:string-value="Competenze" calcext:value-type="string">
            <text:p>Competenze</text:p>
          </table:table-cell>
          <table:table-cell table:style-name="ce1" table:formula="of:=[$'Modifica Skills'.B1:.B999]" office:value-type="string" office:string-value="Repurchase" calcext:value-type="string">
            <text:p>Repurchase</text:p>
          </table:table-cell>
          <table:table-cell>
            <draw:frame draw:z-index="0" draw:name="Chart 1" draw:style-name="gr1" draw:text-style-name="P1" svg:width="11.9161in" svg:height="7.3642in" svg:x="0.4583in" svg:y="0.0417in">
              <draw:object draw:notify-on-update-of-ranges="'Valutazione Re-purchase'.A1:'Valutazione Re-purchase'.A1 'Valutazione Re-purchase'.A2:'Valutazione Re-purchase'.A17 'Valutazione Re-purchase'.B1:'Valutazione Re-purchase'.B1 'Valutazione Re-purchase'.B2:'Valutazione Re-purchase'.B17 'Valutazione Re-purchase'.C1:'Valutazione Re-purchase'.C1 'Valutazione Re-purchase'.C2:'Valutazione Re-purchase'.C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0"/>
        </table:table-row>
        <table:table-row table:style-name="ro2">
          <table:table-cell table:style-name="ce2" table:formula="of:=[$'Modifica Skills'.A1:.A999]" office:value-type="string" office:string-value="CONTINUOUS INTEGRATION" calcext:value-type="string">
            <text:p>CONTINUOUS INTEGRATION</text:p>
          </table:table-cell>
          <table:table-cell table:style-name="ce3" table:formula="of:=[$Assessment.B2:.B999]" office:value-type="float" office:value="1" calcext:value-type="float">
            <text:p>1</text:p>
          </table:table-cell>
          <table:table-cell table:style-name="ce3" table:formula="of:=[$'Modifica Skills'.B2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3:.A999]" office:value-type="string" office:string-value="CONTINUOUS DEPLOYMENT" calcext:value-type="string">
            <text:p>CONTINUOUS DEPLOYMENT</text:p>
          </table:table-cell>
          <table:table-cell table:style-name="ce3" table:formula="of:=[$Assessment.B3:.B1000]" office:value-type="float" office:value="2" calcext:value-type="float">
            <text:p>2</text:p>
          </table:table-cell>
          <table:table-cell table:style-name="ce3" table:formula="of:=[$'Modifica Skills'.B3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GESTIONE PERFORMANCE E SCALABILITÀ" calcext:value-type="string">
            <text:p>GESTIONE PERFORMANCE E SCALABILITÀ</text:p>
          </table:table-cell>
          <table:table-cell table:style-name="ce3" table:formula="of:=[$Assessment.B4:.B1001]" office:value-type="float" office:value="3" calcext:value-type="float">
            <text:p>3</text:p>
          </table:table-cell>
          <table:table-cell table:style-name="ce3" table:formula="of:=[$'Modifica Skills'.B4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CONOSCENZA ECOSISTEMA CLOUD IAAS, PAAS" calcext:value-type="string">
            <text:p>CONOSCENZA ECOSISTEMA CLOUD IAAS, PAAS</text:p>
          </table:table-cell>
          <table:table-cell table:style-name="ce3" table:formula="of:=[$Assessment.B5:.B1002]" office:value-type="float" office:value="4" calcext:value-type="float">
            <text:p>4</text:p>
          </table:table-cell>
          <table:table-cell table:style-name="ce3" table:formula="of:=[$'Modifica Skills'.B5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5:.A999]" office:value-type="string" office:string-value="VIRTUALIZZAZIONE DI SISTEMI" calcext:value-type="string">
            <text:p>VIRTUALIZZAZIONE DI SISTEMI</text:p>
          </table:table-cell>
          <table:table-cell table:style-name="ce3" table:formula="of:=[$Assessment.B6:.B1003]" office:value-type="float" office:value="5" calcext:value-type="float">
            <text:p>5</text:p>
          </table:table-cell>
          <table:table-cell table:style-name="ce3" table:formula="of:=[$'Modifica Skills'.B6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ICUREZZA IN CLOUD" calcext:value-type="string">
            <text:p>SICUREZZA IN CLOUD</text:p>
          </table:table-cell>
          <table:table-cell table:style-name="ce3" table:formula="of:=[$Assessment.B7:.B1004]" office:value-type="float" office:value="4" calcext:value-type="float">
            <text:p>4</text:p>
          </table:table-cell>
          <table:table-cell table:style-name="ce3" table:formula="of:=[$'Modifica Skills'.B6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YSTEMS ADMINISTRATION" calcext:value-type="string">
            <text:p>SYSTEMS ADMINISTRATION</text:p>
          </table:table-cell>
          <table:table-cell table:style-name="ce3" table:formula="of:=[$Assessment.B8:.B1005]" office:value-type="float" office:value="3" calcext:value-type="float">
            <text:p>3</text:p>
          </table:table-cell>
          <table:table-cell table:style-name="ce3" table:formula="of:=[$'Modifica Skills'.B7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7:.A999]" office:value-type="string" office:string-value="INFRASTRUCTURE AS CODE" calcext:value-type="string">
            <text:p>INFRASTRUCTURE AS CODE</text:p>
          </table:table-cell>
          <table:table-cell table:style-name="ce3" table:formula="of:=[$Assessment.B9:.B1006]" office:value-type="float" office:value="2" calcext:value-type="float">
            <text:p>2</text:p>
          </table:table-cell>
          <table:table-cell table:style-name="ce3" table:formula="of:=[$'Modifica Skills'.B8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8:.A999]" office:value-type="string" office:string-value="SISTEMI OPERATIVI" calcext:value-type="string">
            <text:p>SISTEMI OPERATIVI</text:p>
          </table:table-cell>
          <table:table-cell table:style-name="ce3" table:formula="of:=[$Assessment.B10:.B1007]" office:value-type="float" office:value="1" calcext:value-type="float">
            <text:p>1</text:p>
          </table:table-cell>
          <table:table-cell table:style-name="ce3" table:formula="of:=[$'Modifica Skills'.B9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9:.A999]" office:value-type="string" office:string-value="MONITORING E ALERTING" calcext:value-type="string">
            <text:p>MONITORING E ALERTING</text:p>
          </table:table-cell>
          <table:table-cell table:style-name="ce3" table:formula="of:=[$Assessment.B11:.B1008]" office:value-type="float" office:value="2" calcext:value-type="float">
            <text:p>2</text:p>
          </table:table-cell>
          <table:table-cell table:style-name="ce3" table:formula="of:=[$'Modifica Skills'.B10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0:.A999]" office:value-type="string" office:string-value="GESTIONE E ANALISI DEI LOG" calcext:value-type="string">
            <text:p>GESTIONE E ANALISI DEI LOG</text:p>
          </table:table-cell>
          <table:table-cell table:style-name="ce3" table:formula="of:=[$Assessment.B12:.B1009]" office:value-type="float" office:value="3" calcext:value-type="float">
            <text:p>3</text:p>
          </table:table-cell>
          <table:table-cell table:style-name="ce3" table:formula="of:=[$'Modifica Skills'.B11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1:.A999]" office:value-type="string" office:string-value="CLUSTERS" calcext:value-type="string">
            <text:p>CLUSTERS</text:p>
          </table:table-cell>
          <table:table-cell table:style-name="ce3" table:formula="of:=[$Assessment.B13:.B1010]" office:value-type="float" office:value="4" calcext:value-type="float">
            <text:p>4</text:p>
          </table:table-cell>
          <table:table-cell table:style-name="ce3" table:formula="of:=[$'Modifica Skills'.B12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2:.A999]" office:value-type="string" office:string-value="CONTAINERS (ES: DOCKER)" calcext:value-type="string">
            <text:p>CONTAINERS (ES: DOCKER)</text:p>
          </table:table-cell>
          <table:table-cell table:style-name="ce3" table:formula="of:=[$Assessment.B14:.B1011]" office:value-type="float" office:value="5" calcext:value-type="float">
            <text:p>5</text:p>
          </table:table-cell>
          <table:table-cell table:style-name="ce3" table:formula="of:=[$'Modifica Skills'.B13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3:.A999]" office:value-type="string" office:string-value="ORCHESTRAZIONE (ES: KUBERNETES)" calcext:value-type="string">
            <text:p>ORCHESTRAZIONE (ES: KUBERNETES)</text:p>
          </table:table-cell>
          <table:table-cell table:style-name="ce3" table:formula="of:=[$Assessment.B15:.B1012]" office:value-type="float" office:value="4" calcext:value-type="float">
            <text:p>4</text:p>
          </table:table-cell>
          <table:table-cell table:style-name="ce3" table:formula="of:=[$'Modifica Skills'.B14:.B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4:.A999]" office:value-type="string" office:string-value="LINGUAGGI DI SCRIPTING" calcext:value-type="string">
            <text:p>LINGUAGGI DI SCRIPTING</text:p>
          </table:table-cell>
          <table:table-cell table:style-name="ce3" table:formula="of:=[$Assessment.B16:.B1013]" office:value-type="float" office:value="3" calcext:value-type="float">
            <text:p>3</text:p>
          </table:table-cell>
          <table:table-cell table:style-name="ce3" table:formula="of:=[$'Modifica Skills'.B15:.B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15:.A999]" office:value-type="string" office:string-value="GESTIONE DI MIGRAZIONE DI DATI" calcext:value-type="string">
            <text:p>GESTIONE DI MIGRAZIONE DI DATI</text:p>
          </table:table-cell>
          <table:table-cell table:style-name="ce3" table:formula="of:=[$Assessment.B17:.B1014]" office:value-type="float" office:value="2" calcext:value-type="float">
            <text:p>2</text:p>
          </table:table-cell>
          <table:table-cell table:style-name="ce3" table:formula="of:=[$'Modifica Skills'.B16:.B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3" table:number-columns-repeated="2"/>
          <table:table-cell table:number-columns-repeated="16381"/>
        </table:table-row>
        <table:table-row table:style-name="ro2" table:number-rows-repeated="97">
          <table:table-cell table:style-name="ce8"/>
          <table:table-cell table:style-name="ce3" table:number-columns-repeated="2"/>
          <table:table-cell table:number-columns-repeated="16381"/>
        </table:table-row>
        <table:table-row table:style-name="ro2" table:number-rows-repeated="105">
          <table:table-cell table:style-name="ce3" table:number-columns-repeated="3"/>
          <table:table-cell table:number-columns-repeated="16381"/>
        </table:table-row>
        <table:table-row table:style-name="ro2" table:number-rows-repeated="780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alutazione Re-host" table:style-name="ta4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1" office:value-type="string" calcext:value-type="string">
            <text:p>Skills</text:p>
          </table:table-cell>
          <table:table-cell table:style-name="ce1" table:formula="of:=[$Assessment.B1:.B999]" office:value-type="string" office:string-value="Competenze" calcext:value-type="string">
            <text:p>Competenze</text:p>
          </table:table-cell>
          <table:table-cell table:style-name="ce1" table:formula="of:=[$'Modifica Skills'.C1:.C999]" office:value-type="string" office:string-value="Rehost" calcext:value-type="string">
            <text:p>Rehost</text:p>
          </table:table-cell>
          <table:table-cell>
            <draw:frame draw:z-index="0" draw:name="Chart 2" draw:style-name="gr1" draw:text-style-name="P1" svg:width="11.9161in" svg:height="7.3642in" svg:x="0.4583in" svg:y="0.0417in">
              <draw:object draw:notify-on-update-of-ranges="'Valutazione Re-host'.A1:'Valutazione Re-host'.A1 'Valutazione Re-host'.A2:'Valutazione Re-host'.A17 'Valutazione Re-host'.B1:'Valutazione Re-host'.B1 'Valutazione Re-host'.B2:'Valutazione Re-host'.B17 'Valutazione Re-host'.C1:'Valutazione Re-host'.C1 'Valutazione Re-host'.C2:'Valutazione Re-host'.C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0"/>
        </table:table-row>
        <table:table-row table:style-name="ro2">
          <table:table-cell table:style-name="ce2" table:formula="of:=[$'Modifica Skills'.A1:.A999]" office:value-type="string" office:string-value="CONTINUOUS INTEGRATION" calcext:value-type="string">
            <text:p>CONTINUOUS INTEGRATION</text:p>
          </table:table-cell>
          <table:table-cell table:style-name="ce3" table:formula="of:=[$Assessment.B2:.B999]" office:value-type="float" office:value="1" calcext:value-type="float">
            <text:p>1</text:p>
          </table:table-cell>
          <table:table-cell table:style-name="ce3" table:formula="of:=[$'Modifica Skills'.C2:.C999]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2" table:formula="of:=[$'Modifica Skills'.A3:.A999]" office:value-type="string" office:string-value="CONTINUOUS DEPLOYMENT" calcext:value-type="string">
            <text:p>CONTINUOUS DEPLOYMENT</text:p>
          </table:table-cell>
          <table:table-cell table:style-name="ce3" table:formula="of:=[$Assessment.B3:.B999]" office:value-type="float" office:value="2" calcext:value-type="float">
            <text:p>2</text:p>
          </table:table-cell>
          <table:table-cell table:style-name="ce3" table:formula="of:=[$'Modifica Skills'.C3:.C999]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GESTIONE PERFORMANCE E SCALABILITÀ" calcext:value-type="string">
            <text:p>GESTIONE PERFORMANCE E SCALABILITÀ</text:p>
          </table:table-cell>
          <table:table-cell table:style-name="ce3" table:formula="of:=[$Assessment.B4:.B999]" office:value-type="float" office:value="3" calcext:value-type="float">
            <text:p>3</text:p>
          </table:table-cell>
          <table:table-cell table:style-name="ce3" table:formula="of:=[$'Modifica Skills'.C4:.C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CONOSCENZA ECOSISTEMA CLOUD IAAS, PAAS" calcext:value-type="string">
            <text:p>CONOSCENZA ECOSISTEMA CLOUD IAAS, PAAS</text:p>
          </table:table-cell>
          <table:table-cell table:style-name="ce3" table:formula="of:=[$Assessment.B5:.B999]" office:value-type="float" office:value="4" calcext:value-type="float">
            <text:p>4</text:p>
          </table:table-cell>
          <table:table-cell table:style-name="ce3" table:formula="of:=[$'Modifica Skills'.C5:.C999]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2" table:formula="of:=[$'Modifica Skills'.A5:.A999]" office:value-type="string" office:string-value="VIRTUALIZZAZIONE DI SISTEMI" calcext:value-type="string">
            <text:p>VIRTUALIZZAZIONE DI SISTEMI</text:p>
          </table:table-cell>
          <table:table-cell table:style-name="ce3" table:formula="of:=[$Assessment.B6:.B1000]" office:value-type="float" office:value="5" calcext:value-type="float">
            <text:p>5</text:p>
          </table:table-cell>
          <table:table-cell table:style-name="ce3" table:formula="of:=[$'Modifica Skills'.C6:.C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ICUREZZA IN CLOUD" calcext:value-type="string">
            <text:p>SICUREZZA IN CLOUD</text:p>
          </table:table-cell>
          <table:table-cell table:style-name="ce3" table:formula="of:=[$Assessment.B7:.B999]" office:value-type="float" office:value="4" calcext:value-type="float">
            <text:p>4</text:p>
          </table:table-cell>
          <table:table-cell table:style-name="ce3" table:formula="of:=[$'Modifica Skills'.C6:.C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YSTEMS ADMINISTRATION" calcext:value-type="string">
            <text:p>SYSTEMS ADMINISTRATION</text:p>
          </table:table-cell>
          <table:table-cell table:style-name="ce3" table:formula="of:=[$Assessment.B8:.B999]" office:value-type="float" office:value="3" calcext:value-type="float">
            <text:p>3</text:p>
          </table:table-cell>
          <table:table-cell table:style-name="ce3" table:formula="of:=[$'Modifica Skills'.C7:.C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7:.A999]" office:value-type="string" office:string-value="INFRASTRUCTURE AS CODE" calcext:value-type="string">
            <text:p>INFRASTRUCTURE AS CODE</text:p>
          </table:table-cell>
          <table:table-cell table:style-name="ce3" table:formula="of:=[$Assessment.B9:.B999]" office:value-type="float" office:value="2" calcext:value-type="float">
            <text:p>2</text:p>
          </table:table-cell>
          <table:table-cell table:style-name="ce3" table:formula="of:=[$'Modifica Skills'.C8:.C999]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2" table:formula="of:=[$'Modifica Skills'.A8:.A999]" office:value-type="string" office:string-value="SISTEMI OPERATIVI" calcext:value-type="string">
            <text:p>SISTEMI OPERATIVI</text:p>
          </table:table-cell>
          <table:table-cell table:style-name="ce3" table:formula="of:=[$Assessment.B10:.B999]" office:value-type="float" office:value="1" calcext:value-type="float">
            <text:p>1</text:p>
          </table:table-cell>
          <table:table-cell table:style-name="ce3" table:formula="of:=[$'Modifica Skills'.C9:.C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9:.A999]" office:value-type="string" office:string-value="MONITORING E ALERTING" calcext:value-type="string">
            <text:p>MONITORING E ALERTING</text:p>
          </table:table-cell>
          <table:table-cell table:style-name="ce3" table:formula="of:=[$Assessment.B11:.B999]" office:value-type="float" office:value="2" calcext:value-type="float">
            <text:p>2</text:p>
          </table:table-cell>
          <table:table-cell table:style-name="ce3" table:formula="of:=[$'Modifica Skills'.C10:.C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0:.A999]" office:value-type="string" office:string-value="GESTIONE E ANALISI DEI LOG" calcext:value-type="string">
            <text:p>GESTIONE E ANALISI DEI LOG</text:p>
          </table:table-cell>
          <table:table-cell table:style-name="ce3" table:formula="of:=[$Assessment.B12:.B999]" office:value-type="float" office:value="3" calcext:value-type="float">
            <text:p>3</text:p>
          </table:table-cell>
          <table:table-cell table:style-name="ce3" table:formula="of:=[$'Modifica Skills'.C11:.C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1:.A999]" office:value-type="string" office:string-value="CLUSTERS" calcext:value-type="string">
            <text:p>CLUSTERS</text:p>
          </table:table-cell>
          <table:table-cell table:style-name="ce3" table:formula="of:=[$Assessment.B13:.B999]" office:value-type="float" office:value="4" calcext:value-type="float">
            <text:p>4</text:p>
          </table:table-cell>
          <table:table-cell table:style-name="ce3" table:formula="of:=[$'Modifica Skills'.C12:.C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12:.A999]" office:value-type="string" office:string-value="CONTAINERS (ES: DOCKER)" calcext:value-type="string">
            <text:p>CONTAINERS (ES: DOCKER)</text:p>
          </table:table-cell>
          <table:table-cell table:style-name="ce3" table:formula="of:=[$Assessment.B14:.B999]" office:value-type="float" office:value="5" calcext:value-type="float">
            <text:p>5</text:p>
          </table:table-cell>
          <table:table-cell table:style-name="ce3" table:formula="of:=[$'Modifica Skills'.C13:.C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3:.A999]" office:value-type="string" office:string-value="ORCHESTRAZIONE (ES: KUBERNETES)" calcext:value-type="string">
            <text:p>ORCHESTRAZIONE (ES: KUBERNETES)</text:p>
          </table:table-cell>
          <table:table-cell table:style-name="ce3" table:formula="of:=[$Assessment.B15:.B999]" office:value-type="float" office:value="4" calcext:value-type="float">
            <text:p>4</text:p>
          </table:table-cell>
          <table:table-cell table:style-name="ce3" table:formula="of:=[$'Modifica Skills'.C14:.C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4:.A999]" office:value-type="string" office:string-value="LINGUAGGI DI SCRIPTING" calcext:value-type="string">
            <text:p>LINGUAGGI DI SCRIPTING</text:p>
          </table:table-cell>
          <table:table-cell table:style-name="ce3" table:formula="of:=[$Assessment.B16:.B999]" office:value-type="float" office:value="3" calcext:value-type="float">
            <text:p>3</text:p>
          </table:table-cell>
          <table:table-cell table:style-name="ce3" table:formula="of:=[$'Modifica Skills'.C15:.C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15:.A999]" office:value-type="string" office:string-value="GESTIONE DI MIGRAZIONE DI DATI" calcext:value-type="string">
            <text:p>GESTIONE DI MIGRAZIONE DI DATI</text:p>
          </table:table-cell>
          <table:table-cell table:style-name="ce3" table:formula="of:=[$Assessment.B17:.B999]" office:value-type="float" office:value="2" calcext:value-type="float">
            <text:p>2</text:p>
          </table:table-cell>
          <table:table-cell table:style-name="ce3" table:formula="of:=[$'Modifica Skills'.C16:.C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3" table:number-columns-repeated="2"/>
          <table:table-cell table:number-columns-repeated="16381"/>
        </table:table-row>
        <table:table-row table:style-name="ro2" table:number-rows-repeated="97">
          <table:table-cell table:style-name="ce8"/>
          <table:table-cell table:style-name="ce3" table:number-columns-repeated="2"/>
          <table:table-cell table:number-columns-repeated="16381"/>
        </table:table-row>
        <table:table-row table:style-name="ro2" table:number-rows-repeated="105">
          <table:table-cell table:style-name="ce3" table:number-columns-repeated="3"/>
          <table:table-cell table:number-columns-repeated="16381"/>
        </table:table-row>
        <table:table-row table:style-name="ro2" table:number-rows-repeated="780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alutazione Re-platform" table:style-name="ta5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1" office:value-type="string" calcext:value-type="string">
            <text:p>Skills</text:p>
          </table:table-cell>
          <table:table-cell table:style-name="ce1" table:formula="of:=[$Assessment.B1:.B999]" office:value-type="string" office:string-value="Competenze" calcext:value-type="string">
            <text:p>Competenze</text:p>
          </table:table-cell>
          <table:table-cell table:style-name="ce1" table:formula="of:=[$'Modifica Skills'.D1:.D999]" office:value-type="string" office:string-value="Replatform" calcext:value-type="string">
            <text:p>Replatform</text:p>
          </table:table-cell>
          <table:table-cell>
            <draw:frame draw:z-index="0" draw:name="Chart 3" draw:style-name="gr1" draw:text-style-name="P1" svg:width="11.9161in" svg:height="7.3642in" svg:x="0.4583in" svg:y="0.0417in">
              <draw:object draw:notify-on-update-of-ranges="'Valutazione Re-platform'.A1:'Valutazione Re-platform'.A1 'Valutazione Re-platform'.A2:'Valutazione Re-platform'.A17 'Valutazione Re-platform'.B1:'Valutazione Re-platform'.B1 'Valutazione Re-platform'.B2:'Valutazione Re-platform'.B17 'Valutazione Re-platform'.C1:'Valutazione Re-platform'.C1 'Valutazione Re-platform'.C2:'Valutazione Re-platform'.C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80"/>
        </table:table-row>
        <table:table-row table:style-name="ro2">
          <table:table-cell table:style-name="ce2" table:formula="of:=[$'Modifica Skills'.A1:.A999]" office:value-type="string" office:string-value="CONTINUOUS INTEGRATION" calcext:value-type="string">
            <text:p>CONTINUOUS INTEGRATION</text:p>
          </table:table-cell>
          <table:table-cell table:style-name="ce3" table:formula="of:=[$Assessment.B2:.B999]" office:value-type="float" office:value="1" calcext:value-type="float">
            <text:p>1</text:p>
          </table:table-cell>
          <table:table-cell table:style-name="ce3" table:formula="of:=[$'Modifica Skills'.D2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3:.A999]" office:value-type="string" office:string-value="CONTINUOUS DEPLOYMENT" calcext:value-type="string">
            <text:p>CONTINUOUS DEPLOYMENT</text:p>
          </table:table-cell>
          <table:table-cell table:style-name="ce3" table:formula="of:=[$Assessment.B3:.B999]" office:value-type="float" office:value="2" calcext:value-type="float">
            <text:p>2</text:p>
          </table:table-cell>
          <table:table-cell table:style-name="ce3" table:formula="of:=[$'Modifica Skills'.D3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GESTIONE PERFORMANCE E SCALABILITÀ" calcext:value-type="string">
            <text:p>GESTIONE PERFORMANCE E SCALABILITÀ</text:p>
          </table:table-cell>
          <table:table-cell table:style-name="ce3" table:formula="of:=[$Assessment.B4:.B999]" office:value-type="float" office:value="3" calcext:value-type="float">
            <text:p>3</text:p>
          </table:table-cell>
          <table:table-cell table:style-name="ce3" table:formula="of:=[$'Modifica Skills'.D4:.D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CONOSCENZA ECOSISTEMA CLOUD IAAS, PAAS" calcext:value-type="string">
            <text:p>CONOSCENZA ECOSISTEMA CLOUD IAAS, PAAS</text:p>
          </table:table-cell>
          <table:table-cell table:style-name="ce3" table:formula="of:=[$Assessment.B5:.B999]" office:value-type="float" office:value="4" calcext:value-type="float">
            <text:p>4</text:p>
          </table:table-cell>
          <table:table-cell table:style-name="ce3" table:formula="of:=[$'Modifica Skills'.D5:.D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5:.A999]" office:value-type="string" office:string-value="VIRTUALIZZAZIONE DI SISTEMI" calcext:value-type="string">
            <text:p>VIRTUALIZZAZIONE DI SISTEMI</text:p>
          </table:table-cell>
          <table:table-cell table:style-name="ce3" table:formula="of:=[$Assessment.B6:.B999]" office:value-type="float" office:value="5" calcext:value-type="float">
            <text:p>5</text:p>
          </table:table-cell>
          <table:table-cell table:style-name="ce3" table:formula="of:=[$'Modifica Skills'.D6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ICUREZZA IN CLOUD" calcext:value-type="string">
            <text:p>SICUREZZA IN CLOUD</text:p>
          </table:table-cell>
          <table:table-cell table:style-name="ce3" table:formula="of:=[$Assessment.B7:.B999]" office:value-type="float" office:value="4" calcext:value-type="float">
            <text:p>4</text:p>
          </table:table-cell>
          <table:table-cell table:style-name="ce3" table:formula="of:=[$'Modifica Skills'.D6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YSTEMS ADMINISTRATION" calcext:value-type="string">
            <text:p>SYSTEMS ADMINISTRATION</text:p>
          </table:table-cell>
          <table:table-cell table:style-name="ce3" table:formula="of:=[$Assessment.B8:.B999]" office:value-type="float" office:value="3" calcext:value-type="float">
            <text:p>3</text:p>
          </table:table-cell>
          <table:table-cell table:style-name="ce3" table:formula="of:=[$'Modifica Skills'.D7:.D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7:.A999]" office:value-type="string" office:string-value="INFRASTRUCTURE AS CODE" calcext:value-type="string">
            <text:p>INFRASTRUCTURE AS CODE</text:p>
          </table:table-cell>
          <table:table-cell table:style-name="ce3" table:formula="of:=[$Assessment.B9:.B999]" office:value-type="float" office:value="2" calcext:value-type="float">
            <text:p>2</text:p>
          </table:table-cell>
          <table:table-cell table:style-name="ce3" table:formula="of:=[$'Modifica Skills'.D8:.D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8:.A999]" office:value-type="string" office:string-value="SISTEMI OPERATIVI" calcext:value-type="string">
            <text:p>SISTEMI OPERATIVI</text:p>
          </table:table-cell>
          <table:table-cell table:style-name="ce3" table:formula="of:=[$Assessment.B10:.B999]" office:value-type="float" office:value="1" calcext:value-type="float">
            <text:p>1</text:p>
          </table:table-cell>
          <table:table-cell table:style-name="ce3" table:formula="of:=[$'Modifica Skills'.D9:.D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9:.A999]" office:value-type="string" office:string-value="MONITORING E ALERTING" calcext:value-type="string">
            <text:p>MONITORING E ALERTING</text:p>
          </table:table-cell>
          <table:table-cell table:style-name="ce3" table:formula="of:=[$Assessment.B11:.B999]" office:value-type="float" office:value="2" calcext:value-type="float">
            <text:p>2</text:p>
          </table:table-cell>
          <table:table-cell table:style-name="ce3" table:formula="of:=[$'Modifica Skills'.D10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0:.A999]" office:value-type="string" office:string-value="GESTIONE E ANALISI DEI LOG" calcext:value-type="string">
            <text:p>GESTIONE E ANALISI DEI LOG</text:p>
          </table:table-cell>
          <table:table-cell table:style-name="ce3" table:formula="of:=[$Assessment.B12:.B999]" office:value-type="float" office:value="3" calcext:value-type="float">
            <text:p>3</text:p>
          </table:table-cell>
          <table:table-cell table:style-name="ce3" table:formula="of:=[$'Modifica Skills'.D11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1:.A999]" office:value-type="string" office:string-value="CLUSTERS" calcext:value-type="string">
            <text:p>CLUSTERS</text:p>
          </table:table-cell>
          <table:table-cell table:style-name="ce3" table:formula="of:=[$Assessment.B13:.B999]" office:value-type="float" office:value="4" calcext:value-type="float">
            <text:p>4</text:p>
          </table:table-cell>
          <table:table-cell table:style-name="ce3" table:formula="of:=[$'Modifica Skills'.D12:.D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12:.A999]" office:value-type="string" office:string-value="CONTAINERS (ES: DOCKER)" calcext:value-type="string">
            <text:p>CONTAINERS (ES: DOCKER)</text:p>
          </table:table-cell>
          <table:table-cell table:style-name="ce3" table:formula="of:=[$Assessment.B14:.B999]" office:value-type="float" office:value="5" calcext:value-type="float">
            <text:p>5</text:p>
          </table:table-cell>
          <table:table-cell table:style-name="ce3" table:formula="of:=[$'Modifica Skills'.D13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3:.A999]" office:value-type="string" office:string-value="ORCHESTRAZIONE (ES: KUBERNETES)" calcext:value-type="string">
            <text:p>ORCHESTRAZIONE (ES: KUBERNETES)</text:p>
          </table:table-cell>
          <table:table-cell table:style-name="ce3" table:formula="of:=[$Assessment.B15:.B999]" office:value-type="float" office:value="4" calcext:value-type="float">
            <text:p>4</text:p>
          </table:table-cell>
          <table:table-cell table:style-name="ce3" table:formula="of:=[$'Modifica Skills'.D14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4:.A999]" office:value-type="string" office:string-value="LINGUAGGI DI SCRIPTING" calcext:value-type="string">
            <text:p>LINGUAGGI DI SCRIPTING</text:p>
          </table:table-cell>
          <table:table-cell table:style-name="ce3" table:formula="of:=[$Assessment.B16:.B999]" office:value-type="float" office:value="3" calcext:value-type="float">
            <text:p>3</text:p>
          </table:table-cell>
          <table:table-cell table:style-name="ce3" table:formula="of:=[$'Modifica Skills'.D15:.D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15:.A999]" office:value-type="string" office:string-value="GESTIONE DI MIGRAZIONE DI DATI" calcext:value-type="string">
            <text:p>GESTIONE DI MIGRAZIONE DI DATI</text:p>
          </table:table-cell>
          <table:table-cell table:style-name="ce3" table:formula="of:=[$Assessment.B17:.B999]" office:value-type="float" office:value="2" calcext:value-type="float">
            <text:p>2</text:p>
          </table:table-cell>
          <table:table-cell table:style-name="ce3" table:formula="of:=[$'Modifica Skills'.D16:.D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3" table:number-columns-repeated="2"/>
          <table:table-cell table:number-columns-repeated="16381"/>
        </table:table-row>
        <table:table-row table:style-name="ro2" table:number-rows-repeated="97">
          <table:table-cell table:style-name="ce8"/>
          <table:table-cell table:style-name="ce3" table:number-columns-repeated="2"/>
          <table:table-cell table:number-columns-repeated="16381"/>
        </table:table-row>
        <table:table-row table:style-name="ro2" table:number-rows-repeated="105">
          <table:table-cell table:style-name="ce3" table:number-columns-repeated="3"/>
          <table:table-cell table:number-columns-repeated="16381"/>
        </table:table-row>
        <table:table-row table:style-name="ro2" table:number-rows-repeated="780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alutazione Re-architect" table:style-name="ta6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9" office:value-type="string" calcext:value-type="string">
            <text:p>Skills</text:p>
          </table:table-cell>
          <table:table-cell table:style-name="ce9" table:formula="of:=[$Assessment.B1:.B999]" office:value-type="string" office:string-value="Competenze" calcext:value-type="string">
            <text:p>Competenze</text:p>
          </table:table-cell>
          <table:table-cell table:style-name="ce9" table:formula="of:=[$'Modifica Skills'.E1:.E999]" office:value-type="string" office:string-value="Rearchitect" calcext:value-type="string">
            <text:p>Rearchitect</text:p>
          </table:table-cell>
          <table:table-cell>
            <draw:frame draw:z-index="0" draw:name="Chart 4" draw:style-name="gr1" draw:text-style-name="P1" svg:width="11.9161in" svg:height="7.3642in" svg:x="0.4583in" svg:y="0.0417in">
              <draw:object draw:notify-on-update-of-ranges="'Valutazione Re-architect'.A1:'Valutazione Re-architect'.A1 'Valutazione Re-architect'.A2:'Valutazione Re-architect'.A17 'Valutazione Re-architect'.B1:'Valutazione Re-architect'.B1 'Valutazione Re-architect'.B2:'Valutazione Re-architect'.B17 'Valutazione Re-architect'.C1:'Valutazione Re-architect'.C1 'Valutazione Re-architect'.C2:'Valutazione Re-architect'.C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80"/>
        </table:table-row>
        <table:table-row table:style-name="ro2">
          <table:table-cell table:style-name="ce2" table:formula="of:=[$'Modifica Skills'.A1:.A999]" office:value-type="string" office:string-value="CONTINUOUS INTEGRATION" calcext:value-type="string">
            <text:p>CONTINUOUS INTEGRATION</text:p>
          </table:table-cell>
          <table:table-cell table:style-name="ce3" table:formula="of:=[$Assessment.B2:.B999]" office:value-type="float" office:value="1" calcext:value-type="float">
            <text:p>1</text:p>
          </table:table-cell>
          <table:table-cell table:style-name="ce3" table:formula="of:=[$'Modifica Skills'.E2:.E999]"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table:style-name="ce2" table:formula="of:=[$'Modifica Skills'.A3:.A999]" office:value-type="string" office:string-value="CONTINUOUS DEPLOYMENT" calcext:value-type="string">
            <text:p>CONTINUOUS DEPLOYMENT</text:p>
          </table:table-cell>
          <table:table-cell table:style-name="ce3" table:formula="of:=[$Assessment.B3:.B999]" office:value-type="float" office:value="2" calcext:value-type="float">
            <text:p>2</text:p>
          </table:table-cell>
          <table:table-cell table:style-name="ce3" table:formula="of:=[$'Modifica Skills'.E3:.E999]"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GESTIONE PERFORMANCE E SCALABILITÀ" calcext:value-type="string">
            <text:p>GESTIONE PERFORMANCE E SCALABILITÀ</text:p>
          </table:table-cell>
          <table:table-cell table:style-name="ce3" table:formula="of:=[$Assessment.B4:.B999]" office:value-type="float" office:value="3" calcext:value-type="float">
            <text:p>3</text:p>
          </table:table-cell>
          <table:table-cell table:style-name="ce3" table:formula="of:=[$'Modifica Skills'.E4:.E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CONOSCENZA ECOSISTEMA CLOUD IAAS, PAAS" calcext:value-type="string">
            <text:p>CONOSCENZA ECOSISTEMA CLOUD IAAS, PAAS</text:p>
          </table:table-cell>
          <table:table-cell table:style-name="ce3" table:formula="of:=[$Assessment.B5:.B999]" office:value-type="float" office:value="4" calcext:value-type="float">
            <text:p>4</text:p>
          </table:table-cell>
          <table:table-cell table:style-name="ce3" table:formula="of:=[$'Modifica Skills'.E5:.E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5:.A999]" office:value-type="string" office:string-value="VIRTUALIZZAZIONE DI SISTEMI" calcext:value-type="string">
            <text:p>VIRTUALIZZAZIONE DI SISTEMI</text:p>
          </table:table-cell>
          <table:table-cell table:style-name="ce3" table:formula="of:=[$Assessment.B6:.B999]" office:value-type="float" office:value="5" calcext:value-type="float">
            <text:p>5</text:p>
          </table:table-cell>
          <table:table-cell table:style-name="ce3" table:formula="of:=[$'Modifica Skills'.E6:.E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ICUREZZA IN CLOUD" calcext:value-type="string">
            <text:p>SICUREZZA IN CLOUD</text:p>
          </table:table-cell>
          <table:table-cell table:style-name="ce3" table:formula="of:=[$Assessment.B7:.B999]" office:value-type="float" office:value="4" calcext:value-type="float">
            <text:p>4</text:p>
          </table:table-cell>
          <table:table-cell table:style-name="ce3" table:formula="of:=[$'Modifica Skills'.E6:.E999]"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YSTEMS ADMINISTRATION" calcext:value-type="string">
            <text:p>SYSTEMS ADMINISTRATION</text:p>
          </table:table-cell>
          <table:table-cell table:style-name="ce3" table:formula="of:=[$Assessment.B8:.B999]" office:value-type="float" office:value="3" calcext:value-type="float">
            <text:p>3</text:p>
          </table:table-cell>
          <table:table-cell table:style-name="ce3" table:formula="of:=[$'Modifica Skills'.E7:.E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7:.A999]" office:value-type="string" office:string-value="INFRASTRUCTURE AS CODE" calcext:value-type="string">
            <text:p>INFRASTRUCTURE AS CODE</text:p>
          </table:table-cell>
          <table:table-cell table:style-name="ce3" table:formula="of:=[$Assessment.B9:.B999]" office:value-type="float" office:value="2" calcext:value-type="float">
            <text:p>2</text:p>
          </table:table-cell>
          <table:table-cell table:style-name="ce3" table:formula="of:=[$'Modifica Skills'.E8:.E999]"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table:style-name="ce2" table:formula="of:=[$'Modifica Skills'.A8:.A999]" office:value-type="string" office:string-value="SISTEMI OPERATIVI" calcext:value-type="string">
            <text:p>SISTEMI OPERATIVI</text:p>
          </table:table-cell>
          <table:table-cell table:style-name="ce3" table:formula="of:=[$Assessment.B10:.B999]" office:value-type="float" office:value="1" calcext:value-type="float">
            <text:p>1</text:p>
          </table:table-cell>
          <table:table-cell table:style-name="ce3" table:formula="of:=[$'Modifica Skills'.E9:.E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9:.A999]" office:value-type="string" office:string-value="MONITORING E ALERTING" calcext:value-type="string">
            <text:p>MONITORING E ALERTING</text:p>
          </table:table-cell>
          <table:table-cell table:style-name="ce3" table:formula="of:=[$Assessment.B11:.B999]" office:value-type="float" office:value="2" calcext:value-type="float">
            <text:p>2</text:p>
          </table:table-cell>
          <table:table-cell table:style-name="ce3" table:formula="of:=[$'Modifica Skills'.E10:.E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0:.A999]" office:value-type="string" office:string-value="GESTIONE E ANALISI DEI LOG" calcext:value-type="string">
            <text:p>GESTIONE E ANALISI DEI LOG</text:p>
          </table:table-cell>
          <table:table-cell table:style-name="ce3" table:formula="of:=[$Assessment.B12:.B999]" office:value-type="float" office:value="3" calcext:value-type="float">
            <text:p>3</text:p>
          </table:table-cell>
          <table:table-cell table:style-name="ce3" table:formula="of:=[$'Modifica Skills'.E11:.E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1:.A999]" office:value-type="string" office:string-value="CLUSTERS" calcext:value-type="string">
            <text:p>CLUSTERS</text:p>
          </table:table-cell>
          <table:table-cell table:style-name="ce3" table:formula="of:=[$Assessment.B13:.B999]" office:value-type="float" office:value="4" calcext:value-type="float">
            <text:p>4</text:p>
          </table:table-cell>
          <table:table-cell table:style-name="ce3" table:formula="of:=[$'Modifica Skills'.E12:.E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12:.A999]" office:value-type="string" office:string-value="CONTAINERS (ES: DOCKER)" calcext:value-type="string">
            <text:p>CONTAINERS (ES: DOCKER)</text:p>
          </table:table-cell>
          <table:table-cell table:style-name="ce3" table:formula="of:=[$Assessment.B14:.B999]" office:value-type="float" office:value="5" calcext:value-type="float">
            <text:p>5</text:p>
          </table:table-cell>
          <table:table-cell table:style-name="ce3" table:formula="of:=[$'Modifica Skills'.E13:.E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 table:formula="of:=[$'Modifica Skills'.A13:.A999]" office:value-type="string" office:string-value="ORCHESTRAZIONE (ES: KUBERNETES)" calcext:value-type="string">
            <text:p>ORCHESTRAZIONE (ES: KUBERNETES)</text:p>
          </table:table-cell>
          <table:table-cell table:style-name="ce3" table:formula="of:=[$Assessment.B15:.B999]" office:value-type="float" office:value="4" calcext:value-type="float">
            <text:p>4</text:p>
          </table:table-cell>
          <table:table-cell table:style-name="ce3" table:formula="of:=[$'Modifica Skills'.E14:.E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14:.A999]" office:value-type="string" office:string-value="LINGUAGGI DI SCRIPTING" calcext:value-type="string">
            <text:p>LINGUAGGI DI SCRIPTING</text:p>
          </table:table-cell>
          <table:table-cell table:style-name="ce3" table:formula="of:=[$Assessment.B16:.B999]" office:value-type="float" office:value="3" calcext:value-type="float">
            <text:p>3</text:p>
          </table:table-cell>
          <table:table-cell table:style-name="ce3" table:formula="of:=[$'Modifica Skills'.E15:.E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15:.A999]" office:value-type="string" office:string-value="GESTIONE DI MIGRAZIONE DI DATI" calcext:value-type="string">
            <text:p>GESTIONE DI MIGRAZIONE DI DATI</text:p>
          </table:table-cell>
          <table:table-cell table:style-name="ce3" table:formula="of:=[$Assessment.B17:.B999]" office:value-type="float" office:value="2" calcext:value-type="float">
            <text:p>2</text:p>
          </table:table-cell>
          <table:table-cell table:style-name="ce3" table:formula="of:=[$'Modifica Skills'.E16:.E999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3" table:number-columns-repeated="2"/>
          <table:table-cell table:number-columns-repeated="16381"/>
        </table:table-row>
        <table:table-row table:style-name="ro2" table:number-rows-repeated="97">
          <table:table-cell table:style-name="ce8"/>
          <table:table-cell table:style-name="ce3" table:number-columns-repeated="2"/>
          <table:table-cell table:number-columns-repeated="16381"/>
        </table:table-row>
        <table:table-row table:style-name="ro2" table:number-rows-repeated="105">
          <table:table-cell table:style-name="ce3" table:number-columns-repeated="3"/>
          <table:table-cell table:number-columns-repeated="16381"/>
        </table:table-row>
        <table:table-row table:style-name="ro2" table:number-rows-repeated="780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alutazione Retire" table:style-name="ta7">
        <office:forms form:automatic-focus="false" form:apply-design-mode="false"/>
        <table:table-column table:style-name="co2" table:default-cell-style-name="Default"/>
        <table:table-column table:style-name="co3" table:number-columns-repeated="16383" table:default-cell-style-name="Default"/>
        <table:table-row table:style-name="ro2">
          <table:table-cell table:style-name="ce9" office:value-type="string" calcext:value-type="string">
            <text:p>Skills</text:p>
          </table:table-cell>
          <table:table-cell table:style-name="ce9" table:formula="of:=[$Assessment.B1:.B999]" office:value-type="string" office:string-value="Competenze" calcext:value-type="string">
            <text:p>Competenze</text:p>
          </table:table-cell>
          <table:table-cell table:style-name="ce9" table:formula="of:=[$'Modifica Skills'.F1:.F999]" office:value-type="string" office:string-value="Retire" calcext:value-type="string">
            <text:p>Retire</text:p>
          </table:table-cell>
          <table:table-cell>
            <draw:frame draw:z-index="0" draw:name="Chart 5" draw:style-name="gr1" draw:text-style-name="P1" svg:width="11.9161in" svg:height="7.3642in" svg:x="0.4583in" svg:y="0.0417in">
              <draw:object draw:notify-on-update-of-ranges="'Valutazione Retire'.A1:'Valutazione Retire'.A1 'Valutazione Retire'.A2:'Valutazione Retire'.A17 'Valutazione Retire'.B1:'Valutazione Retire'.B1 'Valutazione Retire'.B2:'Valutazione Retire'.B17 'Valutazione Retire'.C1:'Valutazione Retire'.C1 'Valutazione Retire'.C2:'Valutazione Retire'.C1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80"/>
        </table:table-row>
        <table:table-row table:style-name="ro2">
          <table:table-cell table:style-name="ce2" table:formula="of:=[$'Modifica Skills'.A1:.A999]" office:value-type="string" office:string-value="CONTINUOUS INTEGRATION" calcext:value-type="string">
            <text:p>CONTINUOUS INTEGRATION</text:p>
          </table:table-cell>
          <table:table-cell table:style-name="ce3" table:formula="of:=[$Assessment.B2:.B999]" office:value-type="float" office:value="1" calcext:value-type="float">
            <text:p>1</text:p>
          </table:table-cell>
          <table:table-cell table:style-name="ce3" table:formula="of:=[$'Modifica Skills'.F2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3:.A999]" office:value-type="string" office:string-value="CONTINUOUS DEPLOYMENT" calcext:value-type="string">
            <text:p>CONTINUOUS DEPLOYMENT</text:p>
          </table:table-cell>
          <table:table-cell table:style-name="ce3" table:formula="of:=[$Assessment.B3:.B999]" office:value-type="float" office:value="2" calcext:value-type="float">
            <text:p>2</text:p>
          </table:table-cell>
          <table:table-cell table:style-name="ce3" table:formula="of:=[$'Modifica Skills'.F3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GESTIONE PERFORMANCE E SCALABILITÀ" calcext:value-type="string">
            <text:p>GESTIONE PERFORMANCE E SCALABILITÀ</text:p>
          </table:table-cell>
          <table:table-cell table:style-name="ce3" table:formula="of:=[$Assessment.B4:.B999]" office:value-type="float" office:value="3" calcext:value-type="float">
            <text:p>3</text:p>
          </table:table-cell>
          <table:table-cell table:style-name="ce3" table:formula="of:=[$'Modifica Skills'.F4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4:.A999]" office:value-type="string" office:string-value="CONOSCENZA ECOSISTEMA CLOUD IAAS, PAAS" calcext:value-type="string">
            <text:p>CONOSCENZA ECOSISTEMA CLOUD IAAS, PAAS</text:p>
          </table:table-cell>
          <table:table-cell table:style-name="ce3" table:formula="of:=[$Assessment.B5:.B999]" office:value-type="float" office:value="4" calcext:value-type="float">
            <text:p>4</text:p>
          </table:table-cell>
          <table:table-cell table:style-name="ce3" table:formula="of:=[$'Modifica Skills'.F5:.F999]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2" table:formula="of:=[$'Modifica Skills'.A5:.A999]" office:value-type="string" office:string-value="VIRTUALIZZAZIONE DI SISTEMI" calcext:value-type="string">
            <text:p>VIRTUALIZZAZIONE DI SISTEMI</text:p>
          </table:table-cell>
          <table:table-cell table:style-name="ce3" table:formula="of:=[$Assessment.B6:.B999]" office:value-type="float" office:value="5" calcext:value-type="float">
            <text:p>5</text:p>
          </table:table-cell>
          <table:table-cell table:style-name="ce3" table:formula="of:=[$'Modifica Skills'.F6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ICUREZZA IN CLOUD" calcext:value-type="string">
            <text:p>SICUREZZA IN CLOUD</text:p>
          </table:table-cell>
          <table:table-cell table:style-name="ce3" table:formula="of:=[$Assessment.B7:.B999]" office:value-type="float" office:value="4" calcext:value-type="float">
            <text:p>4</text:p>
          </table:table-cell>
          <table:table-cell table:style-name="ce3" table:formula="of:=[$'Modifica Skills'.F7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6:.A999]" office:value-type="string" office:string-value="SYSTEMS ADMINISTRATION" calcext:value-type="string">
            <text:p>SYSTEMS ADMINISTRATION</text:p>
          </table:table-cell>
          <table:table-cell table:style-name="ce3" table:formula="of:=[$Assessment.B8:.B999]" office:value-type="float" office:value="3" calcext:value-type="float">
            <text:p>3</text:p>
          </table:table-cell>
          <table:table-cell table:style-name="ce3" table:formula="of:=[$'Modifica Skills'.F8:.F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 table:formula="of:=[$'Modifica Skills'.A7:.A999]" office:value-type="string" office:string-value="INFRASTRUCTURE AS CODE" calcext:value-type="string">
            <text:p>INFRASTRUCTURE AS CODE</text:p>
          </table:table-cell>
          <table:table-cell table:style-name="ce3" table:formula="of:=[$Assessment.B9:.B999]" office:value-type="float" office:value="2" calcext:value-type="float">
            <text:p>2</text:p>
          </table:table-cell>
          <table:table-cell table:style-name="ce3" table:formula="of:=[$'Modifica Skills'.F9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8:.A999]" office:value-type="string" office:string-value="SISTEMI OPERATIVI" calcext:value-type="string">
            <text:p>SISTEMI OPERATIVI</text:p>
          </table:table-cell>
          <table:table-cell table:style-name="ce3" table:formula="of:=[$Assessment.B10:.B999]" office:value-type="float" office:value="1" calcext:value-type="float">
            <text:p>1</text:p>
          </table:table-cell>
          <table:table-cell table:style-name="ce3" table:formula="of:=[$'Modifica Skills'.F10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9:.A999]" office:value-type="string" office:string-value="MONITORING E ALERTING" calcext:value-type="string">
            <text:p>MONITORING E ALERTING</text:p>
          </table:table-cell>
          <table:table-cell table:style-name="ce3" table:formula="of:=[$Assessment.B11:.B999]" office:value-type="float" office:value="2" calcext:value-type="float">
            <text:p>2</text:p>
          </table:table-cell>
          <table:table-cell table:style-name="ce3" table:formula="of:=[$'Modifica Skills'.F11:.F999]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2" table:formula="of:=[$'Modifica Skills'.A10:.A999]" office:value-type="string" office:string-value="GESTIONE E ANALISI DEI LOG" calcext:value-type="string">
            <text:p>GESTIONE E ANALISI DEI LOG</text:p>
          </table:table-cell>
          <table:table-cell table:style-name="ce3" table:formula="of:=[$Assessment.B12:.B999]" office:value-type="float" office:value="3" calcext:value-type="float">
            <text:p>3</text:p>
          </table:table-cell>
          <table:table-cell table:style-name="ce3" table:formula="of:=[$'Modifica Skills'.F12:.F999]" office:value-type="float" office:value="2" calcext:value-type="float">
            <text:p>2</text:p>
          </table:table-cell>
          <table:table-cell table:number-columns-repeated="16381"/>
        </table:table-row>
        <table:table-row table:style-name="ro2">
          <table:table-cell table:style-name="ce2" table:formula="of:=[$'Modifica Skills'.A11:.A999]" office:value-type="string" office:string-value="CLUSTERS" calcext:value-type="string">
            <text:p>CLUSTERS</text:p>
          </table:table-cell>
          <table:table-cell table:style-name="ce3" table:formula="of:=[$Assessment.B13:.B999]" office:value-type="float" office:value="4" calcext:value-type="float">
            <text:p>4</text:p>
          </table:table-cell>
          <table:table-cell table:style-name="ce3" table:formula="of:=[$'Modifica Skills'.F13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2:.A999]" office:value-type="string" office:string-value="CONTAINERS (ES: DOCKER)" calcext:value-type="string">
            <text:p>CONTAINERS (ES: DOCKER)</text:p>
          </table:table-cell>
          <table:table-cell table:style-name="ce3" table:formula="of:=[$Assessment.B14:.B999]" office:value-type="float" office:value="5" calcext:value-type="float">
            <text:p>5</text:p>
          </table:table-cell>
          <table:table-cell table:style-name="ce3" table:formula="of:=[$'Modifica Skills'.F14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3:.A999]" office:value-type="string" office:string-value="ORCHESTRAZIONE (ES: KUBERNETES)" calcext:value-type="string">
            <text:p>ORCHESTRAZIONE (ES: KUBERNETES)</text:p>
          </table:table-cell>
          <table:table-cell table:style-name="ce3" table:formula="of:=[$Assessment.B15:.B999]" office:value-type="float" office:value="4" calcext:value-type="float">
            <text:p>4</text:p>
          </table:table-cell>
          <table:table-cell table:style-name="ce3" table:formula="of:=[$'Modifica Skills'.F15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4:.A999]" office:value-type="string" office:string-value="LINGUAGGI DI SCRIPTING" calcext:value-type="string">
            <text:p>LINGUAGGI DI SCRIPTING</text:p>
          </table:table-cell>
          <table:table-cell table:style-name="ce3" table:formula="of:=[$Assessment.B16:.B999]" office:value-type="float" office:value="3" calcext:value-type="float">
            <text:p>3</text:p>
          </table:table-cell>
          <table:table-cell table:style-name="ce3" table:formula="of:=[$'Modifica Skills'.F16:.F999]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table:formula="of:=[$'Modifica Skills'.A15:.A999]" office:value-type="string" office:string-value="GESTIONE DI MIGRAZIONE DI DATI" calcext:value-type="string">
            <text:p>GESTIONE DI MIGRAZIONE DI DATI</text:p>
          </table:table-cell>
          <table:table-cell table:style-name="ce3" table:formula="of:=[$Assessment.B17:.B999]" office:value-type="float" office:value="2" calcext:value-type="float">
            <text:p>2</text:p>
          </table:table-cell>
          <table:table-cell table:style-name="ce3" table:formula="of:=[$'Modifica Skills'.F17:.F999]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2"/>
          <table:table-cell table:style-name="ce3" table:number-columns-repeated="2"/>
          <table:table-cell table:number-columns-repeated="16381"/>
        </table:table-row>
        <table:table-row table:style-name="ro2" table:number-rows-repeated="97">
          <table:table-cell table:style-name="ce8"/>
          <table:table-cell table:style-name="ce3" table:number-columns-repeated="2"/>
          <table:table-cell table:number-columns-repeated="16381"/>
        </table:table-row>
        <table:table-row table:style-name="ro2" table:number-rows-repeated="105">
          <table:table-cell table:style-name="ce3" table:number-columns-repeated="3"/>
          <table:table-cell table:number-columns-repeated="16381"/>
        </table:table-row>
        <table:table-row table:style-name="ro2" table:number-rows-repeated="780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difica Skills" table:style-name="ta8">
        <office:forms form:automatic-focus="false" form:apply-design-mode="false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Competenze</text:p>
          </table:table-cell>
          <table:table-cell table:style-name="ce1" office:value-type="string" calcext:value-type="string">
            <text:p>Repurchase</text:p>
          </table:table-cell>
          <table:table-cell table:style-name="ce1" office:value-type="string" calcext:value-type="string">
            <text:p>Rehost</text:p>
          </table:table-cell>
          <table:table-cell table:style-name="ce1" office:value-type="string" calcext:value-type="string">
            <text:p>Replatform</text:p>
          </table:table-cell>
          <table:table-cell table:style-name="ce1" office:value-type="string" calcext:value-type="string">
            <text:p>Rearchitect</text:p>
          </table:table-cell>
          <table:table-cell table:style-name="ce12" office:value-type="string" calcext:value-type="string">
            <text:p>Retire</text:p>
          </table:table-cell>
          <table:table-cell table:style-name="ce1" office:value-type="string" calcext:value-type="string">
            <text:p>Descrizione</text:p>
          </table:table-cell>
          <table:table-cell table:number-columns-repeated="16377"/>
        </table:table-row>
        <table:table-row table:style-name="ro4">
          <table:table-cell table:style-name="ce10" office:value-type="string" calcext:value-type="string">
            <text:p>CONTINUOUS INTEGRATION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Installazione e gestione di sistemi di continuous integration (Jenkins, TravisCI, TeamCity, GoCD, ...) che permettano ai team di sviluppo (interni o esterni) di integrare spesso e facilmente nuove versioni dei software sviluppati</text:p>
          </table:table-cell>
          <table:table-cell table:number-columns-repeated="16377"/>
        </table:table-row>
        <table:table-row table:style-name="ro4">
          <table:table-cell table:style-name="ce10" office:value-type="string" calcext:value-type="string">
            <text:p>CONTINUOUS DEPLOYMENT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Installazione e gestione di sistemi di continuous delivery (Jenkins, TravisCI, TeamCity, GoCD, ...), <text:s/>che permettano di definire pipeline di build, test e rilascio in ambienti di testing e produzione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GESTIONE PERFORMANCE E SCALABILITÀ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Analisi e gestione delle prestazioni e della scalabilità dei sistemi software </text:p>
          </table:table-cell>
          <table:table-cell table:number-columns-repeated="16377"/>
        </table:table-row>
        <table:table-row table:style-name="ro5">
          <table:table-cell table:style-name="ce10" office:value-type="string" calcext:value-type="string">
            <text:p>CONOSCENZA ECOSISTEMA CLOUD IAAS, PAAS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style-name="ce13" office:value-type="string" calcext:value-type="string">
            <text:p>Conoscenza delle offerte cloud IaaS e PaaS presenti all'interno del catalogo dei servizi qualificati di AgID e dei servizi utili per la gestione in cloud degli applicativi</text:p>
          </table:table-cell>
          <table:table-cell table:number-columns-repeated="16377"/>
        </table:table-row>
        <table:table-row table:style-name="ro5">
          <table:table-cell table:style-name="ce10" office:value-type="string" calcext:value-type="string">
            <text:p>VIRTUALIZZAZIONE DI SISTEMI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Gestione di sistemi di applicativi virtualizzati tramite l'utilizzo di strumenti appositi (VmWare, Virtual Box, ...)</text:p>
          </table:table-cell>
          <table:table-cell table:number-columns-repeated="16377"/>
        </table:table-row>
        <table:table-row table:style-name="ro4">
          <table:table-cell table:style-name="ce10" office:value-type="string" calcext:value-type="string">
            <text:p>SICUREZZA IN CLOUD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Conoscenza delle principali minacce alla sicurezza in cloud e delle pratiche per mitigarle (OWASP in cloud, divisione delle responsabilità con il CSP, security toolkit, ...)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SYSTEMS ADMINISTRATION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4" table:style-name="ce11" table:content-validation-name="val1" office:value-type="float" office:value="3" calcext:value-type="float">
            <text:p>3</text:p>
          </table:table-cell>
          <table:table-cell table:style-name="ce13" office:value-type="string" calcext:value-type="string">
            <text:p>Conoscenza della gestione di sistemi hardware e software</text:p>
          </table:table-cell>
          <table:table-cell table:number-columns-repeated="16377"/>
        </table:table-row>
        <table:table-row table:style-name="ro5">
          <table:table-cell table:style-name="ce10" office:value-type="string" calcext:value-type="string">
            <text:p>INFRASTRUCTURE AS CODE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Conoscenza dei principali strumenti per la creazione, gestione e distruzione di intere infrastrutture su servizi IaaS e PaaS tramite la scrittura di codice.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SISTEMI OPERATIVI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number-columns-repeated="2"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Conoscenza di sistemi operativi (linux, windows, ...)</text:p>
          </table:table-cell>
          <table:table-cell table:number-columns-repeated="16377"/>
        </table:table-row>
        <table:table-row table:style-name="ro5">
          <table:table-cell table:style-name="ce10" office:value-type="string" calcext:value-type="string">
            <text:p>MONITORING E ALERTING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style-name="ce13" office:value-type="string" calcext:value-type="string">
            <text:p>Installazione e gestione di strumenti per il monitoraggio dei sistemi e notifica in caso di errori o situazioni impreviste (Grafana, DataDog, ...)</text:p>
          </table:table-cell>
          <table:table-cell table:number-columns-repeated="16377"/>
        </table:table-row>
        <table:table-row table:style-name="ro5">
          <table:table-cell table:style-name="ce10" office:value-type="string" calcext:value-type="string">
            <text:p>GESTIONE E ANALISI DEI LOG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style-name="ce13" office:value-type="string" calcext:value-type="string">
            <text:p>Installazione e gestione di strumenti per la raccolta di log e loro analisi in caso di errori o problemi ai sistemi (Elastic Search, Log Stash, Kibana)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CLUSTERS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Esperienza nella creazione e gestione di clusters di sistemi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CONTAINERS (ES: DOCKER)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Conoscenza e gestione di container tramite strumenti come Docker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ORCHESTRAZIONE (ES: KUBERNETES)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2"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Conoscenza e gestione di strumenti di orchestrazione come Kubernetes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LINGUAGGI DI SCRIPTING</text:p>
          </table:table-cell>
          <table:table-cell table:number-columns-repeated="4" table:style-name="ce11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3" office:value-type="string" calcext:value-type="string">
            <text:p>Conoscenza di linguaggi di scripting (bash, python, ruby, ...)</text:p>
          </table:table-cell>
          <table:table-cell table:number-columns-repeated="16377"/>
        </table:table-row>
        <table:table-row table:style-name="ro5">
          <table:table-cell table:style-name="ce10" office:value-type="string" calcext:value-type="string">
            <text:p>GESTIONE DI MIGRAZIONE DI DATI</text:p>
          </table:table-cell>
          <table:table-cell table:style-name="ce11" table:content-validation-name="val1" office:value-type="float" office:value="3" calcext:value-type="float">
            <text:p>3</text:p>
          </table:table-cell>
          <table:table-cell table:number-columns-repeated="3" table:style-name="ce11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3" calcext:value-type="float">
            <text:p>3</text:p>
          </table:table-cell>
          <table:table-cell table:style-name="ce13" office:value-type="string" calcext:value-type="string">
            <text:p>Esperienza nella migrazione di dati tra sistemi diversi (stesso schema, differente schema, ...)</text:p>
          </table:table-cell>
          <table:table-cell table:number-columns-repeated="16377"/>
        </table:table-row>
        <table:table-row table:style-name="ro1" table:number-rows-repeated="203">
          <table:table-cell table:style-name="ce10"/>
          <table:table-cell table:style-name="ce11" table:content-validation-name="val1" table:number-columns-repeated="4"/>
          <table:table-cell table:style-name="ce10" table:content-validation-name="val1"/>
          <table:table-cell table:style-name="ce13"/>
          <table:table-cell table:number-columns-repeated="16377"/>
        </table:table-row>
        <table:table-row table:style-name="ro1" table:number-rows-repeated="778">
          <table:table-cell/>
          <table:table-cell table:content-validation-name="val1" table:number-columns-repeated="5"/>
          <table:table-cell table:number-columns-repeated="16378"/>
        </table:table-row>
        <table:table-row table:style-name="ro1">
          <table:table-cell/>
          <table:table-cell table:content-validation-name="val1" table:number-columns-repeated="5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Valutazione_20_Re-architect" style:display-name="PageStyle_Valutazione Re-architec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ifica_20_Skills" style:display-name="PageStyle_Modifica Skil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ssessment" style:display-name="PageStyle_Assessmen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utazione_20_Re-platform" style:display-name="PageStyle_Valutazione Re-platfor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utazione_20_Re-purchase" style:display-name="PageStyle_Valutazione Re-purchas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utazione_20_Retire" style:display-name="PageStyle_Valutazione Retir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utazione_20_Re-host" style:display-name="PageStyle_Valutazione Re-ho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0T11:51:49.138075287</dc:date>
    <meta:editing-duration>PT14M22S</meta:editing-duration>
    <meta:editing-cycles>2</meta:editing-cycles>
    <meta:generator>LibreOffice/7.4.7.2$Linux_X86_64 LibreOffice_project/40$Build-2</meta:generator>
    <meta:document-statistic meta:table-count="8" meta:cell-count="495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268cm" svg:height="18.706cm" xlink:href=".." xlink:type="simple" chart:class="chart:radar" chart:style-name="ch1">
        <chart:subtitle svg:x="0cm" svg:y="0cm" chart:style-name="ch2">
          <text:p/>
        </chart:subtitle>
        <chart:legend chart:legend-position="end" svg:x="26.993cm" svg:y="8.805cm" style:legend-expansion="high" chart:style-name="ch3"/>
        <chart:plot-area chart:style-name="ch4" table:cell-range-address="'Valutazione Re-purchase'.A1:'Valutazione Re-purchase'.C17" chart:data-source-has-labels="both" svg:x="4.452cm" svg:y="3.023cm" svg:width="21.501cm" svg:height="12.763cm">
          <chart:coordinate-region svg:x="11.528cm" svg:y="5.821cm" svg:width="7.167cm" svg:height="7.167cm"/>
          <chart:axis chart:dimension="x" chart:name="primary-x" chart:style-name="ch5" chartooo:axis-type="text">
            <chart:categories table:cell-range-address="'Valutazione Re-purchase'.A2:'Valutazione Re-purchase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alutazione Re-purchase'.B2:'Valutazione Re-purchase'.B17" chart:label-cell-address="'Valutazione Re-purchase'.B1:'Valutazione Re-purchase'.B1" chart:class="chart:radar">
            <chart:data-point chart:repeated="16"/>
          </chart:series>
          <chart:series chart:style-name="ch9" chart:values-cell-range-address="'Valutazione Re-purchase'.C2:'Valutazione Re-purchase'.C17" chart:label-cell-address="'Valutazione Re-purchase'.C1:'Valutazione Re-purchase'.C1" chart:class="chart:rad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etenze</text:p>
                <draw:g>
                  <svg:desc>'Valutazione Re-purchase'.B1:'Valutazione Re-purchase'.B1</svg:desc>
                </draw:g>
              </table:table-cell>
              <table:table-cell office:value-type="string">
                <text:p>Repurchase</text:p>
                <draw:g>
                  <svg:desc>'Valutazione Re-purchase'.C1:'Valutazione Re-purchas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 INTEGRATION</text:p>
                <draw:g>
                  <svg:desc>'Valutazione Re-purchase'.A2:'Valutazione Re-purchase'.A17</svg:desc>
                </draw:g>
              </table:table-cell>
              <table:table-cell office:value-type="float" office:value="1">
                <text:p>1</text:p>
                <draw:g>
                  <svg:desc>'Valutazione Re-purchase'.B2:'Valutazione Re-purchase'.B17</svg:desc>
                </draw:g>
              </table:table-cell>
              <table:table-cell office:value-type="float" office:value="0">
                <text:p>0</text:p>
                <draw:g>
                  <svg:desc>'Valutazione Re-purchase'.C2:'Valutazione Re-purchase'.C17</svg:desc>
                </draw:g>
              </table:table-cell>
            </table:table-row>
            <table:table-row>
              <table:table-cell office:value-type="string">
                <text:p>CONTINUOUS DEPLOYMEN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STIONE PERFORMANCE E SCALABILITÀ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OSCENZA ECOSISTEMA CLOUD IAAS, PAA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IZZAZIONE DI SISTEMI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CUREZZA IN CLOU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S ADMINISTRATION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RASTRUCTURE AS COD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STEMI OPERATIVI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ING E ALERTING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STIONE E ANALISI DEI LOG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INERS (ES: DOCKER)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CHESTRAZIONE (ES: KUBERNETES)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GUAGGI DI SCRIPTIN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STIONE DI MIGRAZIONE DI DATI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268cm" svg:height="18.706cm" xlink:href=".." xlink:type="simple" chart:class="chart:radar" chart:style-name="ch1">
        <chart:subtitle svg:x="0cm" svg:y="0cm" chart:style-name="ch2">
          <text:p/>
        </chart:subtitle>
        <chart:legend chart:legend-position="end" svg:x="26.993cm" svg:y="8.805cm" style:legend-expansion="high" chart:style-name="ch3"/>
        <chart:plot-area chart:style-name="ch4" table:cell-range-address="'Valutazione Re-host'.A1:'Valutazione Re-host'.C17" chart:data-source-has-labels="both" svg:x="4.452cm" svg:y="3.023cm" svg:width="21.501cm" svg:height="12.763cm">
          <chart:coordinate-region svg:x="11.528cm" svg:y="5.821cm" svg:width="7.167cm" svg:height="7.167cm"/>
          <chart:axis chart:dimension="x" chart:name="primary-x" chart:style-name="ch5" chartooo:axis-type="text">
            <chart:categories table:cell-range-address="'Valutazione Re-host'.A2:'Valutazione Re-host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alutazione Re-host'.B2:'Valutazione Re-host'.B17" chart:label-cell-address="'Valutazione Re-host'.B1:'Valutazione Re-host'.B1" chart:class="chart:radar">
            <chart:data-point chart:repeated="16"/>
          </chart:series>
          <chart:series chart:style-name="ch9" chart:values-cell-range-address="'Valutazione Re-host'.C2:'Valutazione Re-host'.C17" chart:label-cell-address="'Valutazione Re-host'.C1:'Valutazione Re-host'.C1" chart:class="chart:rad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etenze</text:p>
                <draw:g>
                  <svg:desc>'Valutazione Re-host'.B1:'Valutazione Re-host'.B1</svg:desc>
                </draw:g>
              </table:table-cell>
              <table:table-cell office:value-type="string">
                <text:p>Rehost</text:p>
                <draw:g>
                  <svg:desc>'Valutazione Re-host'.C1:'Valutazione Re-hos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 INTEGRATION</text:p>
                <draw:g>
                  <svg:desc>'Valutazione Re-host'.A2:'Valutazione Re-host'.A17</svg:desc>
                </draw:g>
              </table:table-cell>
              <table:table-cell office:value-type="float" office:value="1">
                <text:p>1</text:p>
                <draw:g>
                  <svg:desc>'Valutazione Re-host'.B2:'Valutazione Re-host'.B17</svg:desc>
                </draw:g>
              </table:table-cell>
              <table:table-cell office:value-type="float" office:value="2">
                <text:p>2</text:p>
                <draw:g>
                  <svg:desc>'Valutazione Re-host'.C2:'Valutazione Re-host'.C17</svg:desc>
                </draw:g>
              </table:table-cell>
            </table:table-row>
            <table:table-row>
              <table:table-cell office:value-type="string">
                <text:p>CONTINUOUS DEPLOYMEN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ESTIONE PERFORMANCE E SCALABILITÀ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OSCENZA ECOSISTEMA CLOUD IAAS, PAAS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RTUALIZZAZIONE DI SISTEMI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ICUREZZA IN CLOUD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YSTEMS ADMINISTR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ASTRUCTURE AS COD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STEMI OPERATIVI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ITORING E ALERTING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STIONE E ANALISI DEI LOG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USTERS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TAINERS (ES: DOCKER)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RCHESTRAZIONE (ES: KUBERNETES)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NGUAGGI DI SCRIPTIN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STIONE DI MIGRAZIONE DI DATI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268cm" svg:height="18.706cm" xlink:href=".." xlink:type="simple" chart:class="chart:radar" chart:style-name="ch1">
        <chart:subtitle svg:x="0cm" svg:y="0cm" chart:style-name="ch2">
          <text:p/>
        </chart:subtitle>
        <chart:legend chart:legend-position="end" svg:x="26.993cm" svg:y="8.805cm" style:legend-expansion="high" chart:style-name="ch3"/>
        <chart:plot-area chart:style-name="ch4" table:cell-range-address="'Valutazione Re-platform'.A1:'Valutazione Re-platform'.C17" chart:data-source-has-labels="both" svg:x="4.452cm" svg:y="3.023cm" svg:width="21.501cm" svg:height="12.763cm">
          <chart:coordinate-region svg:x="11.528cm" svg:y="5.821cm" svg:width="7.167cm" svg:height="7.167cm"/>
          <chart:axis chart:dimension="x" chart:name="primary-x" chart:style-name="ch5" chartooo:axis-type="text">
            <chart:categories table:cell-range-address="'Valutazione Re-platform'.A2:'Valutazione Re-platform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alutazione Re-platform'.B2:'Valutazione Re-platform'.B17" chart:label-cell-address="'Valutazione Re-platform'.B1:'Valutazione Re-platform'.B1" chart:class="chart:radar">
            <chart:data-point chart:repeated="16"/>
          </chart:series>
          <chart:series chart:style-name="ch9" chart:values-cell-range-address="'Valutazione Re-platform'.C2:'Valutazione Re-platform'.C17" chart:label-cell-address="'Valutazione Re-platform'.C1:'Valutazione Re-platform'.C1" chart:class="chart:rad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etenze</text:p>
                <draw:g>
                  <svg:desc>'Valutazione Re-platform'.B1:'Valutazione Re-platform'.B1</svg:desc>
                </draw:g>
              </table:table-cell>
              <table:table-cell office:value-type="string">
                <text:p>Replatform</text:p>
                <draw:g>
                  <svg:desc>'Valutazione Re-platform'.C1:'Valutazione Re-platfor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 INTEGRATION</text:p>
                <draw:g>
                  <svg:desc>'Valutazione Re-platform'.A2:'Valutazione Re-platform'.A17</svg:desc>
                </draw:g>
              </table:table-cell>
              <table:table-cell office:value-type="float" office:value="1">
                <text:p>1</text:p>
                <draw:g>
                  <svg:desc>'Valutazione Re-platform'.B2:'Valutazione Re-platform'.B17</svg:desc>
                </draw:g>
              </table:table-cell>
              <table:table-cell office:value-type="float" office:value="4">
                <text:p>4</text:p>
                <draw:g>
                  <svg:desc>'Valutazione Re-platform'.C2:'Valutazione Re-platform'.C17</svg:desc>
                </draw:g>
              </table:table-cell>
            </table:table-row>
            <table:table-row>
              <table:table-cell office:value-type="string">
                <text:p>CONTINUOUS DEPLOYMENT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STIONE PERFORMANCE E SCALABILITÀ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OSCENZA ECOSISTEMA CLOUD IAAS, PAAS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IRTUALIZZAZIONE DI SISTEMI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ICUREZZA IN CLOUD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YSTEMS ADMINISTR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ASTRUCTURE AS CODE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ISTEMI OPERATIVI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ITORING E ALERTING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STIONE E ANALISI DEI LOG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USTERS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TAINERS (ES: DOCKER)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RCHESTRAZIONE (ES: KUBERNETES)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NGUAGGI DI SCRIPTIN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STIONE DI MIGRAZIONE DI DATI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268cm" svg:height="18.706cm" xlink:href=".." xlink:type="simple" chart:class="chart:radar" chart:style-name="ch1">
        <chart:subtitle svg:x="0cm" svg:y="0cm" chart:style-name="ch2">
          <text:p/>
        </chart:subtitle>
        <chart:legend chart:legend-position="end" svg:x="26.993cm" svg:y="8.805cm" style:legend-expansion="high" chart:style-name="ch3"/>
        <chart:plot-area chart:style-name="ch4" table:cell-range-address="'Valutazione Re-architect'.A1:'Valutazione Re-architect'.C17" chart:data-source-has-labels="both" svg:x="4.452cm" svg:y="3.023cm" svg:width="21.501cm" svg:height="12.763cm">
          <chart:coordinate-region svg:x="11.528cm" svg:y="5.821cm" svg:width="7.167cm" svg:height="7.167cm"/>
          <chart:axis chart:dimension="x" chart:name="primary-x" chart:style-name="ch5" chartooo:axis-type="text">
            <chart:categories table:cell-range-address="'Valutazione Re-architect'.A2:'Valutazione Re-architect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alutazione Re-architect'.B2:'Valutazione Re-architect'.B17" chart:label-cell-address="'Valutazione Re-architect'.B1:'Valutazione Re-architect'.B1" chart:class="chart:radar">
            <chart:data-point chart:repeated="16"/>
          </chart:series>
          <chart:series chart:style-name="ch9" chart:values-cell-range-address="'Valutazione Re-architect'.C2:'Valutazione Re-architect'.C17" chart:label-cell-address="'Valutazione Re-architect'.C1:'Valutazione Re-architect'.C1" chart:class="chart:rad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etenze</text:p>
                <draw:g>
                  <svg:desc>'Valutazione Re-architect'.B1:'Valutazione Re-architect'.B1</svg:desc>
                </draw:g>
              </table:table-cell>
              <table:table-cell office:value-type="string">
                <text:p>Rearchitect</text:p>
                <draw:g>
                  <svg:desc>'Valutazione Re-architect'.C1:'Valutazione Re-architec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 INTEGRATION</text:p>
                <draw:g>
                  <svg:desc>'Valutazione Re-architect'.A2:'Valutazione Re-architect'.A17</svg:desc>
                </draw:g>
              </table:table-cell>
              <table:table-cell office:value-type="float" office:value="1">
                <text:p>1</text:p>
                <draw:g>
                  <svg:desc>'Valutazione Re-architect'.B2:'Valutazione Re-architect'.B17</svg:desc>
                </draw:g>
              </table:table-cell>
              <table:table-cell office:value-type="float" office:value="5">
                <text:p>5</text:p>
                <draw:g>
                  <svg:desc>'Valutazione Re-architect'.C2:'Valutazione Re-architect'.C17</svg:desc>
                </draw:g>
              </table:table-cell>
            </table:table-row>
            <table:table-row>
              <table:table-cell office:value-type="string">
                <text:p>CONTINUOUS DEPLOYMENT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ESTIONE PERFORMANCE E SCALABILITÀ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OSCENZA ECOSISTEMA CLOUD IAAS, PAA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IRTUALIZZAZIONE DI SISTEMI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ICUREZZA IN CLOUD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YSTEMS ADMINISTR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ASTRUCTURE AS COD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ISTEMI OPERATIVI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ITORING E ALERTING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STIONE E ANALISI DEI LOG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USTERS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TAINERS (ES: DOCKER)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RCHESTRAZIONE (ES: KUBERNETES)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NGUAGGI DI SCRIPTIN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STIONE DI MIGRAZIONE DI DATI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268cm" svg:height="18.706cm" xlink:href=".." xlink:type="simple" chart:class="chart:radar" chart:style-name="ch1">
        <chart:subtitle svg:x="0cm" svg:y="0cm" chart:style-name="ch2">
          <text:p/>
        </chart:subtitle>
        <chart:legend chart:legend-position="end" svg:x="26.993cm" svg:y="8.805cm" style:legend-expansion="high" chart:style-name="ch3"/>
        <chart:plot-area chart:style-name="ch4" table:cell-range-address="'Valutazione Retire'.A1:'Valutazione Retire'.C17" chart:data-source-has-labels="both" svg:x="4.452cm" svg:y="3.023cm" svg:width="21.501cm" svg:height="12.763cm">
          <chart:coordinate-region svg:x="11.528cm" svg:y="5.821cm" svg:width="7.167cm" svg:height="7.167cm"/>
          <chart:axis chart:dimension="x" chart:name="primary-x" chart:style-name="ch5" chartooo:axis-type="text">
            <chart:categories table:cell-range-address="'Valutazione Retire'.A2:'Valutazione Retire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alutazione Retire'.B2:'Valutazione Retire'.B17" chart:label-cell-address="'Valutazione Retire'.B1:'Valutazione Retire'.B1" chart:class="chart:radar">
            <chart:data-point chart:repeated="16"/>
          </chart:series>
          <chart:series chart:style-name="ch9" chart:values-cell-range-address="'Valutazione Retire'.C2:'Valutazione Retire'.C17" chart:label-cell-address="'Valutazione Retire'.C1:'Valutazione Retire'.C1" chart:class="chart:rad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etenze</text:p>
                <draw:g>
                  <svg:desc>'Valutazione Retire'.B1:'Valutazione Retire'.B1</svg:desc>
                </draw:g>
              </table:table-cell>
              <table:table-cell office:value-type="string">
                <text:p>Retire</text:p>
                <draw:g>
                  <svg:desc>'Valutazione Retire'.C1:'Valutazione Retir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 INTEGRATION</text:p>
                <draw:g>
                  <svg:desc>'Valutazione Retire'.A2:'Valutazione Retire'.A17</svg:desc>
                </draw:g>
              </table:table-cell>
              <table:table-cell office:value-type="float" office:value="1">
                <text:p>1</text:p>
                <draw:g>
                  <svg:desc>'Valutazione Retire'.B2:'Valutazione Retire'.B17</svg:desc>
                </draw:g>
              </table:table-cell>
              <table:table-cell office:value-type="float" office:value="0">
                <text:p>0</text:p>
                <draw:g>
                  <svg:desc>'Valutazione Retire'.C2:'Valutazione Retire'.C17</svg:desc>
                </draw:g>
              </table:table-cell>
            </table:table-row>
            <table:table-row>
              <table:table-cell office:value-type="string">
                <text:p>CONTINUOUS DEPLOYMEN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STIONE PERFORMANCE E SCALABILITÀ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OSCENZA ECOSISTEMA CLOUD IAAS, PAAS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RTUALIZZAZIONE DI SISTEMI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CUREZZA IN CLOU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S ADMINISTR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ASTRUCTURE AS COD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STEMI OPERATIVI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ING E ALERTI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ESTIONE E ANALISI DEI LOG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ST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INERS (ES: DOCKER)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CHESTRAZIONE (ES: KUBERNETES)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GUAGGI DI SCRIPTING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STIONE DI MIGRAZIONE DI DATI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